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Print" svg:font-family="'Segoe Print'" style:font-pitch="variable"/>
  </office:font-face-decls>
  <office:automatic-styles>
    <style:style style:name="Кесте1" style:family="table">
      <style:table-properties style:width="82.261cm" table:align="left"/>
    </style:style>
    <style:style style:name="Кесте1.A" style:family="table-column">
      <style:table-column-properties style:column-width="3.367cm"/>
    </style:style>
    <style:style style:name="Кесте1.B" style:family="table-column">
      <style:table-column-properties style:column-width="2.115cm"/>
    </style:style>
    <style:style style:name="Кесте1.C" style:family="table-column">
      <style:table-column-properties style:column-width="2.745cm"/>
    </style:style>
    <style:style style:name="Кесте1.D" style:family="table-column">
      <style:table-column-properties style:column-width="2.739cm"/>
    </style:style>
    <style:style style:name="Кесте1.F" style:family="table-column">
      <style:table-column-properties style:column-width="2.743cm"/>
    </style:style>
    <style:style style:name="Кесте1.G" style:family="table-column">
      <style:table-column-properties style:column-width="2.741cm"/>
    </style:style>
    <style:style style:name="Кесте1.M" style:family="table-column">
      <style:table-column-properties style:column-width="2.988cm"/>
    </style:style>
    <style:style style:name="Кесте1.N" style:family="table-column">
      <style:table-column-properties style:column-width="2.498cm"/>
    </style:style>
    <style:style style:name="Кесте1.Q" style:family="table-column">
      <style:table-column-properties style:column-width="3.168cm"/>
    </style:style>
    <style:style style:name="Кесте1.R" style:family="table-column">
      <style:table-column-properties style:column-width="2.316cm"/>
    </style:style>
    <style:style style:name="Кесте1.V" style:family="table-column">
      <style:table-column-properties style:column-width="3.35cm"/>
    </style:style>
    <style:style style:name="Кесте1.W" style:family="table-column">
      <style:table-column-properties style:column-width="2.14cm"/>
    </style:style>
    <style:style style:name="Кесте1.d" style:family="table-column">
      <style:table-column-properties style:column-width="2.723cm"/>
    </style:style>
    <style:style style:name="Кесте1.A1" style:family="table-cell">
      <style:table-cell-properties style:vertical-align="bottom" fo:padding="0cm" fo:border="none" style:writing-mode="page"/>
    </style:style>
    <style:style style:name="Кесте1.A4" style:family="table-cell">
      <style:table-cell-properties fo:padding="0cm" fo:border="none" style:writing-mode="page"/>
    </style:style>
    <style:style style:name="Кесте1.B4" style:family="table-cell">
      <style:table-cell-properties fo:padding="0cm" fo:border="none" style:writing-mode="page"/>
    </style:style>
    <style:style style:name="Кесте1.C4" style:family="table-cell">
      <style:table-cell-properties fo:padding="0cm" fo:border="none" style:writing-mode="page"/>
    </style:style>
    <style:style style:name="Кесте1.D4" style:family="table-cell">
      <style:table-cell-properties fo:padding="0cm" fo:border="none" style:writing-mode="page"/>
    </style:style>
    <style:style style:name="Кесте1.E4" style:family="table-cell">
      <style:table-cell-properties fo:padding="0cm" fo:border="none" style:writing-mode="page"/>
    </style:style>
    <style:style style:name="Кесте1.F4" style:family="table-cell">
      <style:table-cell-properties fo:padding="0cm" fo:border="none" style:writing-mode="page"/>
    </style:style>
    <style:style style:name="Кесте1.G4" style:family="table-cell">
      <style:table-cell-properties fo:padding="0cm" fo:border="none" style:writing-mode="page"/>
    </style:style>
    <style:style style:name="Кесте1.H4" style:family="table-cell">
      <style:table-cell-properties fo:padding="0cm" fo:border="none" style:writing-mode="page"/>
    </style:style>
    <style:style style:name="Кесте1.I4" style:family="table-cell">
      <style:table-cell-properties fo:padding="0cm" fo:border="none" style:writing-mode="page"/>
    </style:style>
    <style:style style:name="Кесте1.J4" style:family="table-cell">
      <style:table-cell-properties fo:padding="0cm" fo:border="none" style:writing-mode="page"/>
    </style:style>
    <style:style style:name="Кесте1.K4" style:family="table-cell">
      <style:table-cell-properties fo:padding="0cm" fo:border="none" style:writing-mode="page"/>
    </style:style>
    <style:style style:name="Кесте1.L4" style:family="table-cell">
      <style:table-cell-properties fo:padding="0cm" fo:border="none" style:writing-mode="page"/>
    </style:style>
    <style:style style:name="Кесте1.M4" style:family="table-cell">
      <style:table-cell-properties fo:padding="0cm" fo:border="none" style:writing-mode="page"/>
    </style:style>
    <style:style style:name="Кесте1.N4" style:family="table-cell">
      <style:table-cell-properties fo:padding="0cm" fo:border="none" style:writing-mode="page"/>
    </style:style>
    <style:style style:name="Кесте1.O4" style:family="table-cell">
      <style:table-cell-properties fo:padding="0cm" fo:border="none" style:writing-mode="page"/>
    </style:style>
    <style:style style:name="Кесте1.P4" style:family="table-cell">
      <style:table-cell-properties fo:padding="0cm" fo:border="none" style:writing-mode="page"/>
    </style:style>
    <style:style style:name="Кесте1.Q4" style:family="table-cell">
      <style:table-cell-properties fo:padding="0cm" fo:border="none" style:writing-mode="page"/>
    </style:style>
    <style:style style:name="Кесте1.R4" style:family="table-cell">
      <style:table-cell-properties fo:padding="0cm" fo:border="none" style:writing-mode="page"/>
    </style:style>
    <style:style style:name="Кесте1.S4" style:family="table-cell">
      <style:table-cell-properties fo:padding="0cm" fo:border="none" style:writing-mode="page"/>
    </style:style>
    <style:style style:name="Кесте1.T4" style:family="table-cell">
      <style:table-cell-properties fo:padding="0cm" fo:border="none" style:writing-mode="page"/>
    </style:style>
    <style:style style:name="Кесте1.U4" style:family="table-cell">
      <style:table-cell-properties fo:padding="0cm" fo:border="none" style:writing-mode="page"/>
    </style:style>
    <style:style style:name="Кесте1.V4" style:family="table-cell">
      <style:table-cell-properties fo:padding="0cm" fo:border="none" style:writing-mode="page"/>
    </style:style>
    <style:style style:name="Кесте1.W4" style:family="table-cell">
      <style:table-cell-properties fo:padding="0cm" fo:border="none" style:writing-mode="page"/>
    </style:style>
    <style:style style:name="Кесте1.X4" style:family="table-cell">
      <style:table-cell-properties fo:padding="0cm" fo:border="none" style:writing-mode="page"/>
    </style:style>
    <style:style style:name="Кесте1.Y4" style:family="table-cell">
      <style:table-cell-properties fo:padding="0cm" fo:border="none" style:writing-mode="page"/>
    </style:style>
    <style:style style:name="Кесте1.Z4" style:family="table-cell">
      <style:table-cell-properties fo:padding="0cm" fo:border="none" style:writing-mode="page"/>
    </style:style>
    <style:style style:name="Кесте1.a4" style:family="table-cell">
      <style:table-cell-properties fo:padding="0cm" fo:border="none" style:writing-mode="page"/>
    </style:style>
    <style:style style:name="Кесте1.b4" style:family="table-cell">
      <style:table-cell-properties fo:padding="0cm" fo:border="none" style:writing-mode="page"/>
    </style:style>
    <style:style style:name="Кесте1.c4" style:family="table-cell">
      <style:table-cell-properties fo:padding="0cm" fo:border="none" style:writing-mode="page"/>
    </style:style>
    <style:style style:name="Кесте1.d4" style:family="table-cell">
      <style:table-cell-properties fo:padding="0cm" fo:border="none" style:writing-mode="page"/>
    </style:style>
    <style:style style:name="Кесте1.A5" style:family="table-cell">
      <style:table-cell-properties fo:padding="0cm" fo:border="none" style:writing-mode="page"/>
    </style:style>
    <style:style style:name="Кесте1.B5" style:family="table-cell">
      <style:table-cell-properties fo:padding="0cm" fo:border="none" style:writing-mode="page"/>
    </style:style>
    <style:style style:name="Кесте1.C5" style:family="table-cell">
      <style:table-cell-properties fo:padding="0cm" fo:border="none" style:writing-mode="page"/>
    </style:style>
    <style:style style:name="Кесте1.D5" style:family="table-cell">
      <style:table-cell-properties fo:padding="0cm" fo:border="none" style:writing-mode="page"/>
    </style:style>
    <style:style style:name="Кесте1.E5" style:family="table-cell">
      <style:table-cell-properties fo:padding="0cm" fo:border="none" style:writing-mode="page"/>
    </style:style>
    <style:style style:name="Кесте1.F5" style:family="table-cell">
      <style:table-cell-properties fo:padding="0cm" fo:border="none" style:writing-mode="page"/>
    </style:style>
    <style:style style:name="Кесте1.G5" style:family="table-cell">
      <style:table-cell-properties fo:padding="0cm" fo:border="none" style:writing-mode="page"/>
    </style:style>
    <style:style style:name="Кесте1.H5" style:family="table-cell">
      <style:table-cell-properties fo:padding="0cm" fo:border="none" style:writing-mode="page"/>
    </style:style>
    <style:style style:name="Кесте1.I5" style:family="table-cell">
      <style:table-cell-properties fo:padding="0cm" fo:border="none" style:writing-mode="page"/>
    </style:style>
    <style:style style:name="Кесте1.J5" style:family="table-cell">
      <style:table-cell-properties fo:padding="0cm" fo:border="none" style:writing-mode="page"/>
    </style:style>
    <style:style style:name="Кесте1.K5" style:family="table-cell">
      <style:table-cell-properties fo:padding="0cm" fo:border="none" style:writing-mode="page"/>
    </style:style>
    <style:style style:name="Кесте1.L5" style:family="table-cell">
      <style:table-cell-properties fo:padding="0cm" fo:border="none" style:writing-mode="page"/>
    </style:style>
    <style:style style:name="Кесте1.M5" style:family="table-cell">
      <style:table-cell-properties fo:padding="0cm" fo:border="none" style:writing-mode="page"/>
    </style:style>
    <style:style style:name="Кесте1.N5" style:family="table-cell">
      <style:table-cell-properties fo:padding="0cm" fo:border="none" style:writing-mode="page"/>
    </style:style>
    <style:style style:name="Кесте1.O5" style:family="table-cell">
      <style:table-cell-properties fo:padding="0cm" fo:border="none" style:writing-mode="page"/>
    </style:style>
    <style:style style:name="Кесте1.P5" style:family="table-cell">
      <style:table-cell-properties fo:padding="0cm" fo:border="none" style:writing-mode="page"/>
    </style:style>
    <style:style style:name="Кесте2" style:family="table">
      <style:table-properties style:width="82.301cm" table:align="margins"/>
    </style:style>
    <style:style style:name="Кесте2.A" style:family="table-column">
      <style:table-column-properties style:column-width="2.738cm" style:rel-column-width="1552*"/>
    </style:style>
    <style:style style:name="Кесте2.B" style:family="table-column">
      <style:table-column-properties style:column-width="2.745cm" style:rel-column-width="1556*"/>
    </style:style>
    <style:style style:name="Кесте2.D" style:family="table-column">
      <style:table-column-properties style:column-width="2.739cm" style:rel-column-width="1553*"/>
    </style:style>
    <style:style style:name="Кесте2.F" style:family="table-column">
      <style:table-column-properties style:column-width="2.743cm" style:rel-column-width="1555*"/>
    </style:style>
    <style:style style:name="Кесте2.G" style:family="table-column">
      <style:table-column-properties style:column-width="2.741cm" style:rel-column-width="1554*"/>
    </style:style>
    <style:style style:name="Кесте2.M" style:family="table-column">
      <style:table-column-properties style:column-width="2.988cm" style:rel-column-width="1694*"/>
    </style:style>
    <style:style style:name="Кесте2.N" style:family="table-column">
      <style:table-column-properties style:column-width="2.498cm" style:rel-column-width="1416*"/>
    </style:style>
    <style:style style:name="Кесте2.Q" style:family="table-column">
      <style:table-column-properties style:column-width="3.168cm" style:rel-column-width="1796*"/>
    </style:style>
    <style:style style:name="Кесте2.R" style:family="table-column">
      <style:table-column-properties style:column-width="2.316cm" style:rel-column-width="1313*"/>
    </style:style>
    <style:style style:name="Кесте2.V" style:family="table-column">
      <style:table-column-properties style:column-width="3.35cm" style:rel-column-width="1899*"/>
    </style:style>
    <style:style style:name="Кесте2.W" style:family="table-column">
      <style:table-column-properties style:column-width="2.14cm" style:rel-column-width="1213*"/>
    </style:style>
    <style:style style:name="Кесте2.d" style:family="table-column">
      <style:table-column-properties style:column-width="2.764cm" style:rel-column-width="1567*"/>
    </style:style>
    <style:style style:name="Кесте2.A1" style:family="table-cell">
      <style:table-cell-properties style:vertical-align="bottom" fo:padding="0cm" fo:border="none" style:writing-mode="page"/>
    </style:style>
    <style:style style:name="Кесте2.A4" style:family="table-cell">
      <style:table-cell-properties fo:padding="0cm" fo:border="none" style:writing-mode="page"/>
    </style:style>
    <style:style style:name="Кесте2.B4" style:family="table-cell">
      <style:table-cell-properties fo:padding="0cm" fo:border="none" style:writing-mode="page"/>
    </style:style>
    <style:style style:name="Кесте2.C4" style:family="table-cell">
      <style:table-cell-properties fo:padding="0cm" fo:border="none" style:writing-mode="page"/>
    </style:style>
    <style:style style:name="Кесте2.D4" style:family="table-cell">
      <style:table-cell-properties fo:padding="0cm" fo:border="none" style:writing-mode="page"/>
    </style:style>
    <style:style style:name="Кесте2.E4" style:family="table-cell">
      <style:table-cell-properties fo:padding="0cm" fo:border="none" style:writing-mode="page"/>
    </style:style>
    <style:style style:name="Кесте2.F4" style:family="table-cell">
      <style:table-cell-properties fo:padding="0cm" fo:border="none" style:writing-mode="page"/>
    </style:style>
    <style:style style:name="Кесте2.G4" style:family="table-cell">
      <style:table-cell-properties fo:padding="0cm" fo:border="none" style:writing-mode="page"/>
    </style:style>
    <style:style style:name="Кесте2.H4" style:family="table-cell">
      <style:table-cell-properties fo:padding="0cm" fo:border="none" style:writing-mode="page"/>
    </style:style>
    <style:style style:name="Кесте2.I4" style:family="table-cell">
      <style:table-cell-properties fo:padding="0cm" fo:border="none" style:writing-mode="page"/>
    </style:style>
    <style:style style:name="Кесте2.J4" style:family="table-cell">
      <style:table-cell-properties fo:padding="0cm" fo:border="none" style:writing-mode="page"/>
    </style:style>
    <style:style style:name="Кесте2.K4" style:family="table-cell">
      <style:table-cell-properties fo:padding="0cm" fo:border="none" style:writing-mode="page"/>
    </style:style>
    <style:style style:name="Кесте2.L4" style:family="table-cell">
      <style:table-cell-properties fo:padding="0cm" fo:border="none" style:writing-mode="page"/>
    </style:style>
    <style:style style:name="Кесте2.M4" style:family="table-cell">
      <style:table-cell-properties fo:padding="0cm" fo:border="none" style:writing-mode="page"/>
    </style:style>
    <style:style style:name="Кесте2.N4" style:family="table-cell">
      <style:table-cell-properties fo:padding="0cm" fo:border="none" style:writing-mode="page"/>
    </style:style>
    <style:style style:name="Кесте2.O4" style:family="table-cell">
      <style:table-cell-properties fo:padding="0cm" fo:border="none" style:writing-mode="page"/>
    </style:style>
    <style:style style:name="Кесте2.P4" style:family="table-cell">
      <style:table-cell-properties fo:padding="0cm" fo:border="none" style:writing-mode="page"/>
    </style:style>
    <style:style style:name="Кесте2.Q4" style:family="table-cell">
      <style:table-cell-properties fo:padding="0cm" fo:border="none" style:writing-mode="page"/>
    </style:style>
    <style:style style:name="Кесте2.R4" style:family="table-cell">
      <style:table-cell-properties fo:padding="0cm" fo:border="none" style:writing-mode="page"/>
    </style:style>
    <style:style style:name="Кесте2.S4" style:family="table-cell">
      <style:table-cell-properties fo:padding="0cm" fo:border="none" style:writing-mode="page"/>
    </style:style>
    <style:style style:name="Кесте2.T4" style:family="table-cell">
      <style:table-cell-properties fo:padding="0cm" fo:border="none" style:writing-mode="page"/>
    </style:style>
    <style:style style:name="Кесте2.U4" style:family="table-cell">
      <style:table-cell-properties fo:padding="0cm" fo:border="none" style:writing-mode="page"/>
    </style:style>
    <style:style style:name="Кесте2.V4" style:family="table-cell">
      <style:table-cell-properties fo:padding="0cm" fo:border="none" style:writing-mode="page"/>
    </style:style>
    <style:style style:name="Кесте2.W4" style:family="table-cell">
      <style:table-cell-properties fo:padding="0cm" fo:border="none" style:writing-mode="page"/>
    </style:style>
    <style:style style:name="Кесте2.X4" style:family="table-cell">
      <style:table-cell-properties fo:padding="0cm" fo:border="none" style:writing-mode="page"/>
    </style:style>
    <style:style style:name="Кесте2.Y4" style:family="table-cell">
      <style:table-cell-properties fo:padding="0cm" fo:border="none" style:writing-mode="page"/>
    </style:style>
    <style:style style:name="Кесте2.Z4" style:family="table-cell">
      <style:table-cell-properties fo:padding="0cm" fo:border="none" style:writing-mode="page"/>
    </style:style>
    <style:style style:name="Кесте2.a4" style:family="table-cell">
      <style:table-cell-properties fo:padding="0cm" fo:border="none" style:writing-mode="page"/>
    </style:style>
    <style:style style:name="Кесте2.b4" style:family="table-cell">
      <style:table-cell-properties fo:padding="0cm" fo:border="none" style:writing-mode="page"/>
    </style:style>
    <style:style style:name="Кесте2.c4" style:family="table-cell">
      <style:table-cell-properties fo:padding="0cm" fo:border="none" style:writing-mode="page"/>
    </style:style>
    <style:style style:name="Кесте2.d4" style:family="table-cell">
      <style:table-cell-properties fo:padding="0cm" fo:border="none" style:writing-mode="page"/>
    </style:style>
    <style:style style:name="Кесте2.A5" style:family="table-cell">
      <style:table-cell-properties fo:padding="0cm" fo:border="none" style:writing-mode="page"/>
    </style:style>
    <style:style style:name="Кесте2.B5" style:family="table-cell">
      <style:table-cell-properties fo:padding="0cm" fo:border="none" style:writing-mode="page"/>
    </style:style>
    <style:style style:name="Кесте2.C5" style:family="table-cell">
      <style:table-cell-properties fo:padding="0cm" fo:border="none" style:writing-mode="page"/>
    </style:style>
    <style:style style:name="Кесте2.D5" style:family="table-cell">
      <style:table-cell-properties fo:padding="0cm" fo:border="none" style:writing-mode="page"/>
    </style:style>
    <style:style style:name="Кесте2.E5" style:family="table-cell">
      <style:table-cell-properties fo:padding="0cm" fo:border="none" style:writing-mode="page"/>
    </style:style>
    <style:style style:name="Кесте2.F5" style:family="table-cell">
      <style:table-cell-properties fo:padding="0cm" fo:border="none" style:writing-mode="page"/>
    </style:style>
    <style:style style:name="Кесте2.G5" style:family="table-cell">
      <style:table-cell-properties fo:padding="0cm" fo:border="none" style:writing-mode="page"/>
    </style:style>
    <style:style style:name="Кесте2.H5" style:family="table-cell">
      <style:table-cell-properties fo:padding="0cm" fo:border="none" style:writing-mode="page"/>
    </style:style>
    <style:style style:name="Кесте2.I5" style:family="table-cell">
      <style:table-cell-properties fo:padding="0cm" fo:border="none" style:writing-mode="page"/>
    </style:style>
    <style:style style:name="Кесте2.J5" style:family="table-cell">
      <style:table-cell-properties fo:padding="0cm" fo:border="none" style:writing-mode="page"/>
    </style:style>
    <style:style style:name="Кесте2.K5" style:family="table-cell">
      <style:table-cell-properties fo:padding="0cm" fo:border="none" style:writing-mode="page"/>
    </style:style>
    <style:style style:name="Кесте2.L5" style:family="table-cell">
      <style:table-cell-properties fo:padding="0cm" fo:border="none" style:writing-mode="page"/>
    </style:style>
    <style:style style:name="Кесте2.M5" style:family="table-cell">
      <style:table-cell-properties fo:padding="0cm" fo:border="none" style:writing-mode="page"/>
    </style:style>
    <style:style style:name="Кесте2.N5" style:family="table-cell">
      <style:table-cell-properties fo:padding="0cm" fo:border="none" style:writing-mode="page"/>
    </style:style>
    <style:style style:name="Кесте2.O5" style:family="table-cell">
      <style:table-cell-properties fo:padding="0cm" fo:border="none" style:writing-mode="page"/>
    </style:style>
    <style:style style:name="Кесте2.P5" style:family="table-cell">
      <style:table-cell-properties fo:padding="0cm" fo:border="none" style:writing-mode="page"/>
    </style:style>
    <style:style style:name="Кесте3" style:family="table">
      <style:table-properties style:width="82.301cm" table:align="margins"/>
    </style:style>
    <style:style style:name="Кесте3.A" style:family="table-column">
      <style:table-column-properties style:column-width="2.738cm" style:rel-column-width="1552*"/>
    </style:style>
    <style:style style:name="Кесте3.B" style:family="table-column">
      <style:table-column-properties style:column-width="2.745cm" style:rel-column-width="1556*"/>
    </style:style>
    <style:style style:name="Кесте3.D" style:family="table-column">
      <style:table-column-properties style:column-width="2.739cm" style:rel-column-width="1553*"/>
    </style:style>
    <style:style style:name="Кесте3.F" style:family="table-column">
      <style:table-column-properties style:column-width="2.743cm" style:rel-column-width="1555*"/>
    </style:style>
    <style:style style:name="Кесте3.G" style:family="table-column">
      <style:table-column-properties style:column-width="2.741cm" style:rel-column-width="1554*"/>
    </style:style>
    <style:style style:name="Кесте3.M" style:family="table-column">
      <style:table-column-properties style:column-width="2.988cm" style:rel-column-width="1694*"/>
    </style:style>
    <style:style style:name="Кесте3.N" style:family="table-column">
      <style:table-column-properties style:column-width="2.498cm" style:rel-column-width="1416*"/>
    </style:style>
    <style:style style:name="Кесте3.Q" style:family="table-column">
      <style:table-column-properties style:column-width="3.168cm" style:rel-column-width="1796*"/>
    </style:style>
    <style:style style:name="Кесте3.R" style:family="table-column">
      <style:table-column-properties style:column-width="2.316cm" style:rel-column-width="1313*"/>
    </style:style>
    <style:style style:name="Кесте3.V" style:family="table-column">
      <style:table-column-properties style:column-width="3.35cm" style:rel-column-width="1899*"/>
    </style:style>
    <style:style style:name="Кесте3.W" style:family="table-column">
      <style:table-column-properties style:column-width="2.14cm" style:rel-column-width="1213*"/>
    </style:style>
    <style:style style:name="Кесте3.d" style:family="table-column">
      <style:table-column-properties style:column-width="2.764cm" style:rel-column-width="1567*"/>
    </style:style>
    <style:style style:name="Кесте3.A1" style:family="table-cell">
      <style:table-cell-properties style:vertical-align="bottom" fo:padding="0cm" fo:border="none" style:writing-mode="page"/>
    </style:style>
    <style:style style:name="Кесте3.A4" style:family="table-cell">
      <style:table-cell-properties fo:padding="0cm" fo:border="none" style:writing-mode="page"/>
    </style:style>
    <style:style style:name="Кесте3.B4" style:family="table-cell">
      <style:table-cell-properties fo:padding="0cm" fo:border="none" style:writing-mode="page"/>
    </style:style>
    <style:style style:name="Кесте3.C4" style:family="table-cell">
      <style:table-cell-properties fo:padding="0cm" fo:border="none" style:writing-mode="page"/>
    </style:style>
    <style:style style:name="Кесте3.D4" style:family="table-cell">
      <style:table-cell-properties fo:padding="0cm" fo:border="none" style:writing-mode="page"/>
    </style:style>
    <style:style style:name="Кесте3.E4" style:family="table-cell">
      <style:table-cell-properties fo:padding="0cm" fo:border="none" style:writing-mode="page"/>
    </style:style>
    <style:style style:name="Кесте3.F4" style:family="table-cell">
      <style:table-cell-properties fo:padding="0cm" fo:border="none" style:writing-mode="page"/>
    </style:style>
    <style:style style:name="Кесте3.G4" style:family="table-cell">
      <style:table-cell-properties fo:padding="0cm" fo:border="none" style:writing-mode="page"/>
    </style:style>
    <style:style style:name="Кесте3.H4" style:family="table-cell">
      <style:table-cell-properties fo:padding="0cm" fo:border="none" style:writing-mode="page"/>
    </style:style>
    <style:style style:name="Кесте3.I4" style:family="table-cell">
      <style:table-cell-properties fo:padding="0cm" fo:border="none" style:writing-mode="page"/>
    </style:style>
    <style:style style:name="Кесте3.J4" style:family="table-cell">
      <style:table-cell-properties fo:padding="0cm" fo:border="none" style:writing-mode="page"/>
    </style:style>
    <style:style style:name="Кесте3.K4" style:family="table-cell">
      <style:table-cell-properties fo:padding="0cm" fo:border="none" style:writing-mode="page"/>
    </style:style>
    <style:style style:name="Кесте3.L4" style:family="table-cell">
      <style:table-cell-properties fo:padding="0cm" fo:border="none" style:writing-mode="page"/>
    </style:style>
    <style:style style:name="Кесте3.M4" style:family="table-cell">
      <style:table-cell-properties fo:padding="0cm" fo:border="none" style:writing-mode="page"/>
    </style:style>
    <style:style style:name="Кесте3.N4" style:family="table-cell">
      <style:table-cell-properties fo:padding="0cm" fo:border="none" style:writing-mode="page"/>
    </style:style>
    <style:style style:name="Кесте3.O4" style:family="table-cell">
      <style:table-cell-properties fo:padding="0cm" fo:border="none" style:writing-mode="page"/>
    </style:style>
    <style:style style:name="Кесте3.P4" style:family="table-cell">
      <style:table-cell-properties fo:padding="0cm" fo:border="none" style:writing-mode="page"/>
    </style:style>
    <style:style style:name="Кесте3.Q4" style:family="table-cell">
      <style:table-cell-properties fo:padding="0cm" fo:border="none" style:writing-mode="page"/>
    </style:style>
    <style:style style:name="Кесте3.R4" style:family="table-cell">
      <style:table-cell-properties fo:padding="0cm" fo:border="none" style:writing-mode="page"/>
    </style:style>
    <style:style style:name="Кесте3.S4" style:family="table-cell">
      <style:table-cell-properties fo:padding="0cm" fo:border="none" style:writing-mode="page"/>
    </style:style>
    <style:style style:name="Кесте3.T4" style:family="table-cell">
      <style:table-cell-properties fo:padding="0cm" fo:border="none" style:writing-mode="page"/>
    </style:style>
    <style:style style:name="Кесте3.U4" style:family="table-cell">
      <style:table-cell-properties fo:padding="0cm" fo:border="none" style:writing-mode="page"/>
    </style:style>
    <style:style style:name="Кесте3.V4" style:family="table-cell">
      <style:table-cell-properties fo:padding="0cm" fo:border="none" style:writing-mode="page"/>
    </style:style>
    <style:style style:name="Кесте3.W4" style:family="table-cell">
      <style:table-cell-properties fo:padding="0cm" fo:border="none" style:writing-mode="page"/>
    </style:style>
    <style:style style:name="Кесте3.X4" style:family="table-cell">
      <style:table-cell-properties fo:padding="0cm" fo:border="none" style:writing-mode="page"/>
    </style:style>
    <style:style style:name="Кесте3.Y4" style:family="table-cell">
      <style:table-cell-properties fo:padding="0cm" fo:border="none" style:writing-mode="page"/>
    </style:style>
    <style:style style:name="Кесте3.Z4" style:family="table-cell">
      <style:table-cell-properties fo:padding="0cm" fo:border="none" style:writing-mode="page"/>
    </style:style>
    <style:style style:name="Кесте3.a4" style:family="table-cell">
      <style:table-cell-properties fo:padding="0cm" fo:border="none" style:writing-mode="page"/>
    </style:style>
    <style:style style:name="Кесте3.b4" style:family="table-cell">
      <style:table-cell-properties fo:padding="0cm" fo:border="none" style:writing-mode="page"/>
    </style:style>
    <style:style style:name="Кесте3.c4" style:family="table-cell">
      <style:table-cell-properties fo:padding="0cm" fo:border="none" style:writing-mode="page"/>
    </style:style>
    <style:style style:name="Кесте3.d4" style:family="table-cell">
      <style:table-cell-properties fo:padding="0cm" fo:border="none" style:writing-mode="page"/>
    </style:style>
    <style:style style:name="Кесте3.A5" style:family="table-cell">
      <style:table-cell-properties fo:padding="0cm" fo:border="none" style:writing-mode="page"/>
    </style:style>
    <style:style style:name="Кесте3.B5" style:family="table-cell">
      <style:table-cell-properties fo:padding="0cm" fo:border="none" style:writing-mode="page"/>
    </style:style>
    <style:style style:name="Кесте3.C5" style:family="table-cell">
      <style:table-cell-properties fo:padding="0cm" fo:border="none" style:writing-mode="page"/>
    </style:style>
    <style:style style:name="Кесте3.D5" style:family="table-cell">
      <style:table-cell-properties fo:padding="0cm" fo:border="none" style:writing-mode="page"/>
    </style:style>
    <style:style style:name="Кесте3.E5" style:family="table-cell">
      <style:table-cell-properties fo:padding="0cm" fo:border="none" style:writing-mode="page"/>
    </style:style>
    <style:style style:name="Кесте3.F5" style:family="table-cell">
      <style:table-cell-properties fo:padding="0cm" fo:border="none" style:writing-mode="page"/>
    </style:style>
    <style:style style:name="Кесте3.G5" style:family="table-cell">
      <style:table-cell-properties fo:padding="0cm" fo:border="none" style:writing-mode="page"/>
    </style:style>
    <style:style style:name="Кесте3.H5" style:family="table-cell">
      <style:table-cell-properties fo:padding="0cm" fo:border="none" style:writing-mode="page"/>
    </style:style>
    <style:style style:name="Кесте3.I5" style:family="table-cell">
      <style:table-cell-properties fo:padding="0cm" fo:border="none" style:writing-mode="page"/>
    </style:style>
    <style:style style:name="Кесте3.J5" style:family="table-cell">
      <style:table-cell-properties fo:padding="0cm" fo:border="none" style:writing-mode="page"/>
    </style:style>
    <style:style style:name="Кесте3.K5" style:family="table-cell">
      <style:table-cell-properties fo:padding="0cm" fo:border="none" style:writing-mode="page"/>
    </style:style>
    <style:style style:name="Кесте3.L5" style:family="table-cell">
      <style:table-cell-properties fo:padding="0cm" fo:border="none" style:writing-mode="page"/>
    </style:style>
    <style:style style:name="Кесте3.M5" style:family="table-cell">
      <style:table-cell-properties fo:padding="0cm" fo:border="none" style:writing-mode="page"/>
    </style:style>
    <style:style style:name="Кесте3.N5" style:family="table-cell">
      <style:table-cell-properties fo:padding="0cm" fo:border="none" style:writing-mode="page"/>
    </style:style>
    <style:style style:name="Кесте3.O5" style:family="table-cell">
      <style:table-cell-properties fo:padding="0cm" fo:border="none" style:writing-mode="page"/>
    </style:style>
    <style:style style:name="Кесте3.P5" style:family="table-cell">
      <style:table-cell-properties fo:padding="0cm" fo:border="none" style:writing-mode="page"/>
    </style:style>
    <style:style style:name="Кесте4" style:family="table">
      <style:table-properties style:width="82.261cm" table:align="left"/>
    </style:style>
    <style:style style:name="Кесте4.A" style:family="table-column">
      <style:table-column-properties style:column-width="3.127cm"/>
    </style:style>
    <style:style style:name="Кесте4.B" style:family="table-column">
      <style:table-column-properties style:column-width="2.355cm"/>
    </style:style>
    <style:style style:name="Кесте4.C" style:family="table-column">
      <style:table-column-properties style:column-width="2.745cm"/>
    </style:style>
    <style:style style:name="Кесте4.D" style:family="table-column">
      <style:table-column-properties style:column-width="2.739cm"/>
    </style:style>
    <style:style style:name="Кесте4.F" style:family="table-column">
      <style:table-column-properties style:column-width="2.743cm"/>
    </style:style>
    <style:style style:name="Кесте4.G" style:family="table-column">
      <style:table-column-properties style:column-width="2.741cm"/>
    </style:style>
    <style:style style:name="Кесте4.M" style:family="table-column">
      <style:table-column-properties style:column-width="2.988cm"/>
    </style:style>
    <style:style style:name="Кесте4.N" style:family="table-column">
      <style:table-column-properties style:column-width="2.498cm"/>
    </style:style>
    <style:style style:name="Кесте4.Q" style:family="table-column">
      <style:table-column-properties style:column-width="3.168cm"/>
    </style:style>
    <style:style style:name="Кесте4.R" style:family="table-column">
      <style:table-column-properties style:column-width="2.316cm"/>
    </style:style>
    <style:style style:name="Кесте4.V" style:family="table-column">
      <style:table-column-properties style:column-width="3.35cm"/>
    </style:style>
    <style:style style:name="Кесте4.W" style:family="table-column">
      <style:table-column-properties style:column-width="2.14cm"/>
    </style:style>
    <style:style style:name="Кесте4.d" style:family="table-column">
      <style:table-column-properties style:column-width="2.723cm"/>
    </style:style>
    <style:style style:name="Кесте4.A1" style:family="table-cell">
      <style:table-cell-properties style:vertical-align="bottom" fo:padding="0cm" fo:border="none" style:writing-mode="page"/>
    </style:style>
    <style:style style:name="Кесте4.A4" style:family="table-cell">
      <style:table-cell-properties fo:padding="0cm" fo:border="none" style:writing-mode="page"/>
    </style:style>
    <style:style style:name="Кесте4.B4" style:family="table-cell">
      <style:table-cell-properties fo:padding="0cm" fo:border="none" style:writing-mode="page"/>
    </style:style>
    <style:style style:name="Кесте4.C4" style:family="table-cell">
      <style:table-cell-properties fo:padding="0cm" fo:border="none" style:writing-mode="page"/>
    </style:style>
    <style:style style:name="Кесте4.D4" style:family="table-cell">
      <style:table-cell-properties fo:padding="0cm" fo:border="none" style:writing-mode="page"/>
    </style:style>
    <style:style style:name="Кесте4.E4" style:family="table-cell">
      <style:table-cell-properties fo:padding="0cm" fo:border="none" style:writing-mode="page"/>
    </style:style>
    <style:style style:name="Кесте4.F4" style:family="table-cell">
      <style:table-cell-properties fo:padding="0cm" fo:border="none" style:writing-mode="page"/>
    </style:style>
    <style:style style:name="Кесте4.G4" style:family="table-cell">
      <style:table-cell-properties fo:padding="0cm" fo:border="none" style:writing-mode="page"/>
    </style:style>
    <style:style style:name="Кесте4.H4" style:family="table-cell">
      <style:table-cell-properties fo:padding="0cm" fo:border="none" style:writing-mode="page"/>
    </style:style>
    <style:style style:name="Кесте4.I4" style:family="table-cell">
      <style:table-cell-properties fo:padding="0cm" fo:border="none" style:writing-mode="page"/>
    </style:style>
    <style:style style:name="Кесте4.J4" style:family="table-cell">
      <style:table-cell-properties fo:padding="0cm" fo:border="none" style:writing-mode="page"/>
    </style:style>
    <style:style style:name="Кесте4.K4" style:family="table-cell">
      <style:table-cell-properties fo:padding="0cm" fo:border="none" style:writing-mode="page"/>
    </style:style>
    <style:style style:name="Кесте4.L4" style:family="table-cell">
      <style:table-cell-properties fo:padding="0cm" fo:border="none" style:writing-mode="page"/>
    </style:style>
    <style:style style:name="Кесте4.M4" style:family="table-cell">
      <style:table-cell-properties fo:padding="0cm" fo:border="none" style:writing-mode="page"/>
    </style:style>
    <style:style style:name="Кесте4.N4" style:family="table-cell">
      <style:table-cell-properties fo:padding="0cm" fo:border="none" style:writing-mode="page"/>
    </style:style>
    <style:style style:name="Кесте4.O4" style:family="table-cell">
      <style:table-cell-properties fo:padding="0cm" fo:border="none" style:writing-mode="page"/>
    </style:style>
    <style:style style:name="Кесте4.P4" style:family="table-cell">
      <style:table-cell-properties fo:padding="0cm" fo:border="none" style:writing-mode="page"/>
    </style:style>
    <style:style style:name="Кесте4.Q4" style:family="table-cell">
      <style:table-cell-properties fo:padding="0cm" fo:border="none" style:writing-mode="page"/>
    </style:style>
    <style:style style:name="Кесте4.R4" style:family="table-cell">
      <style:table-cell-properties fo:padding="0cm" fo:border="none" style:writing-mode="page"/>
    </style:style>
    <style:style style:name="Кесте4.S4" style:family="table-cell">
      <style:table-cell-properties fo:padding="0cm" fo:border="none" style:writing-mode="page"/>
    </style:style>
    <style:style style:name="Кесте4.T4" style:family="table-cell">
      <style:table-cell-properties fo:padding="0cm" fo:border="none" style:writing-mode="page"/>
    </style:style>
    <style:style style:name="Кесте4.U4" style:family="table-cell">
      <style:table-cell-properties fo:padding="0cm" fo:border="none" style:writing-mode="page"/>
    </style:style>
    <style:style style:name="Кесте4.V4" style:family="table-cell">
      <style:table-cell-properties fo:padding="0cm" fo:border="none" style:writing-mode="page"/>
    </style:style>
    <style:style style:name="Кесте4.W4" style:family="table-cell">
      <style:table-cell-properties fo:padding="0cm" fo:border="none" style:writing-mode="page"/>
    </style:style>
    <style:style style:name="Кесте4.X4" style:family="table-cell">
      <style:table-cell-properties fo:padding="0cm" fo:border="none" style:writing-mode="page"/>
    </style:style>
    <style:style style:name="Кесте4.Y4" style:family="table-cell">
      <style:table-cell-properties fo:padding="0cm" fo:border="none" style:writing-mode="page"/>
    </style:style>
    <style:style style:name="Кесте4.Z4" style:family="table-cell">
      <style:table-cell-properties fo:padding="0cm" fo:border="none" style:writing-mode="page"/>
    </style:style>
    <style:style style:name="Кесте4.a4" style:family="table-cell">
      <style:table-cell-properties fo:padding="0cm" fo:border="none" style:writing-mode="page"/>
    </style:style>
    <style:style style:name="Кесте4.b4" style:family="table-cell">
      <style:table-cell-properties fo:padding="0cm" fo:border="none" style:writing-mode="page"/>
    </style:style>
    <style:style style:name="Кесте4.c4" style:family="table-cell">
      <style:table-cell-properties fo:padding="0cm" fo:border="none" style:writing-mode="page"/>
    </style:style>
    <style:style style:name="Кесте4.d4" style:family="table-cell">
      <style:table-cell-properties fo:padding="0cm" fo:border="none" style:writing-mode="page"/>
    </style:style>
    <style:style style:name="Кесте4.A5" style:family="table-cell">
      <style:table-cell-properties fo:padding="0cm" fo:border="none" style:writing-mode="page"/>
    </style:style>
    <style:style style:name="Кесте4.B5" style:family="table-cell">
      <style:table-cell-properties fo:padding="0cm" fo:border="none" style:writing-mode="page"/>
    </style:style>
    <style:style style:name="Кесте4.C5" style:family="table-cell">
      <style:table-cell-properties fo:padding="0cm" fo:border="none" style:writing-mode="page"/>
    </style:style>
    <style:style style:name="Кесте4.D5" style:family="table-cell">
      <style:table-cell-properties fo:padding="0cm" fo:border="none" style:writing-mode="page"/>
    </style:style>
    <style:style style:name="Кесте4.E5" style:family="table-cell">
      <style:table-cell-properties fo:padding="0cm" fo:border="none" style:writing-mode="page"/>
    </style:style>
    <style:style style:name="Кесте4.F5" style:family="table-cell">
      <style:table-cell-properties fo:padding="0cm" fo:border="none" style:writing-mode="page"/>
    </style:style>
    <style:style style:name="Кесте4.G5" style:family="table-cell">
      <style:table-cell-properties fo:padding="0cm" fo:border="none" style:writing-mode="page"/>
    </style:style>
    <style:style style:name="Кесте4.H5" style:family="table-cell">
      <style:table-cell-properties fo:padding="0cm" fo:border="none" style:writing-mode="page"/>
    </style:style>
    <style:style style:name="Кесте4.I5" style:family="table-cell">
      <style:table-cell-properties fo:padding="0cm" fo:border="none" style:writing-mode="page"/>
    </style:style>
    <style:style style:name="Кесте4.J5" style:family="table-cell">
      <style:table-cell-properties fo:padding="0cm" fo:border="none" style:writing-mode="page"/>
    </style:style>
    <style:style style:name="Кесте4.K5" style:family="table-cell">
      <style:table-cell-properties fo:padding="0cm" fo:border="none" style:writing-mode="page"/>
    </style:style>
    <style:style style:name="Кесте4.L5" style:family="table-cell">
      <style:table-cell-properties fo:padding="0cm" fo:border="none" style:writing-mode="page"/>
    </style:style>
    <style:style style:name="Кесте4.M5" style:family="table-cell">
      <style:table-cell-properties fo:padding="0cm" fo:border="none" style:writing-mode="page"/>
    </style:style>
    <style:style style:name="Кесте4.N5" style:family="table-cell">
      <style:table-cell-properties fo:padding="0cm" fo:border="none" style:writing-mode="page"/>
    </style:style>
    <style:style style:name="Кесте4.O5" style:family="table-cell">
      <style:table-cell-properties fo:padding="0cm" fo:border="none" style:writing-mode="page"/>
    </style:style>
    <style:style style:name="Кесте4.P5" style:family="table-cell">
      <style:table-cell-properties fo:padding="0cm" fo:border="none" style:writing-mode="page"/>
    </style:style>
    <style:style style:name="Кесте5" style:family="table">
      <style:table-properties style:width="82.261cm" table:align="left"/>
    </style:style>
    <style:style style:name="Кесте5.A" style:family="table-column">
      <style:table-column-properties style:column-width="2.886cm"/>
    </style:style>
    <style:style style:name="Кесте5.B" style:family="table-column">
      <style:table-column-properties style:column-width="2.596cm"/>
    </style:style>
    <style:style style:name="Кесте5.C" style:family="table-column">
      <style:table-column-properties style:column-width="2.745cm"/>
    </style:style>
    <style:style style:name="Кесте5.D" style:family="table-column">
      <style:table-column-properties style:column-width="2.739cm"/>
    </style:style>
    <style:style style:name="Кесте5.F" style:family="table-column">
      <style:table-column-properties style:column-width="2.743cm"/>
    </style:style>
    <style:style style:name="Кесте5.G" style:family="table-column">
      <style:table-column-properties style:column-width="2.741cm"/>
    </style:style>
    <style:style style:name="Кесте5.M" style:family="table-column">
      <style:table-column-properties style:column-width="2.988cm"/>
    </style:style>
    <style:style style:name="Кесте5.N" style:family="table-column">
      <style:table-column-properties style:column-width="2.498cm"/>
    </style:style>
    <style:style style:name="Кесте5.Q" style:family="table-column">
      <style:table-column-properties style:column-width="3.168cm"/>
    </style:style>
    <style:style style:name="Кесте5.R" style:family="table-column">
      <style:table-column-properties style:column-width="2.316cm"/>
    </style:style>
    <style:style style:name="Кесте5.V" style:family="table-column">
      <style:table-column-properties style:column-width="3.35cm"/>
    </style:style>
    <style:style style:name="Кесте5.W" style:family="table-column">
      <style:table-column-properties style:column-width="2.14cm"/>
    </style:style>
    <style:style style:name="Кесте5.d" style:family="table-column">
      <style:table-column-properties style:column-width="2.723cm"/>
    </style:style>
    <style:style style:name="Кесте5.A1" style:family="table-cell">
      <style:table-cell-properties style:vertical-align="bottom" fo:padding="0cm" fo:border="none" style:writing-mode="page"/>
    </style:style>
    <style:style style:name="Кесте5.A4" style:family="table-cell">
      <style:table-cell-properties fo:padding="0cm" fo:border="none" style:writing-mode="page"/>
    </style:style>
    <style:style style:name="Кесте5.B4" style:family="table-cell">
      <style:table-cell-properties fo:padding="0cm" fo:border="none" style:writing-mode="page"/>
    </style:style>
    <style:style style:name="Кесте5.C4" style:family="table-cell">
      <style:table-cell-properties fo:padding="0cm" fo:border="none" style:writing-mode="page"/>
    </style:style>
    <style:style style:name="Кесте5.D4" style:family="table-cell">
      <style:table-cell-properties fo:padding="0cm" fo:border="none" style:writing-mode="page"/>
    </style:style>
    <style:style style:name="Кесте5.E4" style:family="table-cell">
      <style:table-cell-properties fo:padding="0cm" fo:border="none" style:writing-mode="page"/>
    </style:style>
    <style:style style:name="Кесте5.F4" style:family="table-cell">
      <style:table-cell-properties fo:padding="0cm" fo:border="none" style:writing-mode="page"/>
    </style:style>
    <style:style style:name="Кесте5.G4" style:family="table-cell">
      <style:table-cell-properties fo:padding="0cm" fo:border="none" style:writing-mode="page"/>
    </style:style>
    <style:style style:name="Кесте5.H4" style:family="table-cell">
      <style:table-cell-properties fo:padding="0cm" fo:border="none" style:writing-mode="page"/>
    </style:style>
    <style:style style:name="Кесте5.I4" style:family="table-cell">
      <style:table-cell-properties fo:padding="0cm" fo:border="none" style:writing-mode="page"/>
    </style:style>
    <style:style style:name="Кесте5.J4" style:family="table-cell">
      <style:table-cell-properties fo:padding="0cm" fo:border="none" style:writing-mode="page"/>
    </style:style>
    <style:style style:name="Кесте5.K4" style:family="table-cell">
      <style:table-cell-properties fo:padding="0cm" fo:border="none" style:writing-mode="page"/>
    </style:style>
    <style:style style:name="Кесте5.L4" style:family="table-cell">
      <style:table-cell-properties fo:padding="0cm" fo:border="none" style:writing-mode="page"/>
    </style:style>
    <style:style style:name="Кесте5.M4" style:family="table-cell">
      <style:table-cell-properties fo:padding="0cm" fo:border="none" style:writing-mode="page"/>
    </style:style>
    <style:style style:name="Кесте5.N4" style:family="table-cell">
      <style:table-cell-properties fo:padding="0cm" fo:border="none" style:writing-mode="page"/>
    </style:style>
    <style:style style:name="Кесте5.O4" style:family="table-cell">
      <style:table-cell-properties fo:padding="0cm" fo:border="none" style:writing-mode="page"/>
    </style:style>
    <style:style style:name="Кесте5.P4" style:family="table-cell">
      <style:table-cell-properties fo:padding="0cm" fo:border="none" style:writing-mode="page"/>
    </style:style>
    <style:style style:name="Кесте5.Q4" style:family="table-cell">
      <style:table-cell-properties fo:padding="0cm" fo:border="none" style:writing-mode="page"/>
    </style:style>
    <style:style style:name="Кесте5.R4" style:family="table-cell">
      <style:table-cell-properties fo:padding="0cm" fo:border="none" style:writing-mode="page"/>
    </style:style>
    <style:style style:name="Кесте5.S4" style:family="table-cell">
      <style:table-cell-properties fo:padding="0cm" fo:border="none" style:writing-mode="page"/>
    </style:style>
    <style:style style:name="Кесте5.T4" style:family="table-cell">
      <style:table-cell-properties fo:padding="0cm" fo:border="none" style:writing-mode="page"/>
    </style:style>
    <style:style style:name="Кесте5.U4" style:family="table-cell">
      <style:table-cell-properties fo:padding="0cm" fo:border="none" style:writing-mode="page"/>
    </style:style>
    <style:style style:name="Кесте5.V4" style:family="table-cell">
      <style:table-cell-properties fo:padding="0cm" fo:border="none" style:writing-mode="page"/>
    </style:style>
    <style:style style:name="Кесте5.W4" style:family="table-cell">
      <style:table-cell-properties fo:padding="0cm" fo:border="none" style:writing-mode="page"/>
    </style:style>
    <style:style style:name="Кесте5.X4" style:family="table-cell">
      <style:table-cell-properties fo:padding="0cm" fo:border="none" style:writing-mode="page"/>
    </style:style>
    <style:style style:name="Кесте5.Y4" style:family="table-cell">
      <style:table-cell-properties fo:padding="0cm" fo:border="none" style:writing-mode="page"/>
    </style:style>
    <style:style style:name="Кесте5.Z4" style:family="table-cell">
      <style:table-cell-properties fo:padding="0cm" fo:border="none" style:writing-mode="page"/>
    </style:style>
    <style:style style:name="Кесте5.a4" style:family="table-cell">
      <style:table-cell-properties fo:padding="0cm" fo:border="none" style:writing-mode="page"/>
    </style:style>
    <style:style style:name="Кесте5.b4" style:family="table-cell">
      <style:table-cell-properties fo:padding="0cm" fo:border="none" style:writing-mode="page"/>
    </style:style>
    <style:style style:name="Кесте5.c4" style:family="table-cell">
      <style:table-cell-properties fo:padding="0cm" fo:border="none" style:writing-mode="page"/>
    </style:style>
    <style:style style:name="Кесте5.d4" style:family="table-cell">
      <style:table-cell-properties fo:padding="0cm" fo:border="none" style:writing-mode="page"/>
    </style:style>
    <style:style style:name="Кесте5.A5" style:family="table-cell">
      <style:table-cell-properties fo:padding="0cm" fo:border="none" style:writing-mode="page"/>
    </style:style>
    <style:style style:name="Кесте5.B5" style:family="table-cell">
      <style:table-cell-properties fo:padding="0cm" fo:border="none" style:writing-mode="page"/>
    </style:style>
    <style:style style:name="Кесте5.C5" style:family="table-cell">
      <style:table-cell-properties fo:padding="0cm" fo:border="none" style:writing-mode="page"/>
    </style:style>
    <style:style style:name="Кесте5.D5" style:family="table-cell">
      <style:table-cell-properties fo:padding="0cm" fo:border="none" style:writing-mode="page"/>
    </style:style>
    <style:style style:name="Кесте5.E5" style:family="table-cell">
      <style:table-cell-properties fo:padding="0cm" fo:border="none" style:writing-mode="page"/>
    </style:style>
    <style:style style:name="Кесте5.F5" style:family="table-cell">
      <style:table-cell-properties fo:padding="0cm" fo:border="none" style:writing-mode="page"/>
    </style:style>
    <style:style style:name="Кесте5.G5" style:family="table-cell">
      <style:table-cell-properties fo:padding="0cm" fo:border="none" style:writing-mode="page"/>
    </style:style>
    <style:style style:name="Кесте5.H5" style:family="table-cell">
      <style:table-cell-properties fo:padding="0cm" fo:border="none" style:writing-mode="page"/>
    </style:style>
    <style:style style:name="Кесте5.I5" style:family="table-cell">
      <style:table-cell-properties fo:padding="0cm" fo:border="none" style:writing-mode="page"/>
    </style:style>
    <style:style style:name="Кесте5.J5" style:family="table-cell">
      <style:table-cell-properties fo:padding="0cm" fo:border="none" style:writing-mode="page"/>
    </style:style>
    <style:style style:name="Кесте5.K5" style:family="table-cell">
      <style:table-cell-properties fo:padding="0cm" fo:border="none" style:writing-mode="page"/>
    </style:style>
    <style:style style:name="Кесте5.L5" style:family="table-cell">
      <style:table-cell-properties fo:padding="0cm" fo:border="none" style:writing-mode="page"/>
    </style:style>
    <style:style style:name="Кесте5.M5" style:family="table-cell">
      <style:table-cell-properties fo:padding="0cm" fo:border="none" style:writing-mode="page"/>
    </style:style>
    <style:style style:name="Кесте5.N5" style:family="table-cell">
      <style:table-cell-properties fo:padding="0cm" fo:border="none" style:writing-mode="page"/>
    </style:style>
    <style:style style:name="Кесте5.O5" style:family="table-cell">
      <style:table-cell-properties fo:padding="0cm" fo:border="none" style:writing-mode="page"/>
    </style:style>
    <style:style style:name="Кесте5.P5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text-align="end" style:justify-single-word="false"/>
      <style:text-properties fo:color="#666666" loext:opacity="100%" style:font-name="Segoe Print" fo:font-size="22pt" officeooo:rsid="0020887c" officeooo:paragraph-rsid="0020887c" style:font-size-asian="22pt" style:font-size-complex="22pt"/>
    </style:style>
    <style:style style:name="P2" style:family="paragraph" style:parent-style-name="Table_20_Contents">
      <style:paragraph-properties fo:text-align="end" style:justify-single-word="false"/>
      <style:text-properties fo:color="#666666" loext:opacity="100%" style:font-name="Segoe Print" fo:font-size="20pt" officeooo:rsid="0020887c" officeooo:paragraph-rsid="0020887c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fo:color="#666666" loext:opacity="100%" style:font-name="Segoe Print" fo:font-size="20pt" officeooo:rsid="0020887c" officeooo:paragraph-rsid="0020887c" style:font-size-asian="17.5pt" style:font-size-complex="20pt"/>
    </style:style>
    <style:style style:name="P4" style:family="paragraph" style:parent-style-name="Table_20_Contents">
      <loext:graphic-properties draw:fill="none"/>
      <style:paragraph-properties fo:margin-left="0cm" fo:margin-right="0cm" fo:text-align="end" style:justify-single-word="false" fo:orphans="0" fo:widows="0" fo:text-indent="0cm" style:auto-text-indent="false" fo:background-color="transparent" text:number-lines="false" text:line-number="0"/>
      <style:text-properties fo:color="#666666" loext:opacity="100%" style:font-name="Segoe Print" fo:font-size="20pt" style:text-underline-style="none" officeooo:rsid="0020887c" officeooo:paragraph-rsid="0020887c" style:font-size-asian="20pt" style:font-size-complex="20pt"/>
    </style:style>
    <style:style style:name="P5" style:family="paragraph" style:parent-style-name="Table_20_Contents">
      <loext:graphic-properties draw:fill="none"/>
      <style:paragraph-properties fo:margin-left="0cm" fo:margin-right="0cm" fo:text-align="end" style:justify-single-word="false" fo:orphans="0" fo:widows="0" fo:text-indent="0.499cm" style:auto-text-indent="false" fo:background-color="transparent" text:number-lines="false" text:line-number="0"/>
      <style:text-properties fo:color="#666666" loext:opacity="100%" style:font-name="Segoe Print" fo:font-size="20pt" style:text-underline-style="none" officeooo:rsid="0020887c" officeooo:paragraph-rsid="0020887c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fo:color="#666666" loext:opacity="100%" style:font-name="Segoe Print" fo:font-size="24pt" officeooo:rsid="001fe010" officeooo:paragraph-rsid="001fe010" style:font-size-asian="24pt" style:font-size-complex="24pt"/>
    </style:style>
    <style:style style:name="P7" style:family="paragraph" style:parent-style-name="Table_20_Contents">
      <style:paragraph-properties fo:text-align="center" style:justify-single-word="false"/>
      <style:text-properties fo:color="#666666" loext:opacity="100%" style:font-name="Segoe Print" fo:font-size="28pt" officeooo:rsid="001fe010" officeooo:paragraph-rsid="001fe010" style:font-size-asian="28pt" style:font-size-complex="28pt"/>
    </style:style>
    <style:style style:name="P8" style:family="paragraph" style:parent-style-name="Table_20_Contents">
      <style:paragraph-properties fo:text-align="end" style:justify-single-word="false"/>
      <style:text-properties fo:color="#666666" loext:opacity="100%" style:font-name="Segoe Print" fo:font-size="40pt" officeooo:rsid="0020887c" officeooo:paragraph-rsid="0020887c" style:font-size-asian="40pt" style:font-size-complex="40pt"/>
    </style:style>
    <style:style style:name="P9" style:family="paragraph" style:parent-style-name="Table_20_Contents">
      <style:paragraph-properties fo:text-align="center" style:justify-single-word="false"/>
      <style:text-properties style:font-name="Segoe Print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666666" loext:opacity="100%" style:font-name="Segoe Print" fo:font-size="22pt" officeooo:rsid="002dabc7" officeooo:paragraph-rsid="002dabc7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color="#666666" loext:opacity="100%" style:font-name="Segoe Print" fo:font-size="22pt" officeooo:rsid="002dabc7" officeooo:paragraph-rsid="002ec1ed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color="#666666" loext:opacity="100%" style:font-name="Segoe Print" fo:font-size="28pt" officeooo:rsid="002dabc7" officeooo:paragraph-rsid="002dabc7" style:font-size-asian="28pt" style:font-size-complex="28pt"/>
    </style:style>
    <style:style style:name="P13" style:family="paragraph" style:parent-style-name="Standard">
      <style:paragraph-properties fo:text-align="center" style:justify-single-word="false"/>
      <style:text-properties fo:color="#666666" loext:opacity="100%" style:font-name="Segoe Print" fo:font-size="28pt" officeooo:rsid="002dabc7" officeooo:paragraph-rsid="002ec1ed" style:font-size-asian="28pt" style:font-size-complex="28pt"/>
    </style:style>
    <style:style style:name="P14" style:family="paragraph" style:parent-style-name="Table_20_Contents">
      <style:paragraph-properties fo:text-align="center" style:justify-single-word="false"/>
      <style:text-properties fo:color="#666666" loext:opacity="100%" style:font-name="Segoe Print" fo:font-size="40pt" officeooo:rsid="0020887c" officeooo:paragraph-rsid="0020887c" style:font-size-asian="40pt" style:font-size-complex="40pt"/>
    </style:style>
    <style:style style:name="P15" style:family="paragraph" style:parent-style-name="Table_20_Contents">
      <style:paragraph-properties fo:text-align="end" style:justify-single-word="false"/>
      <style:text-properties fo:color="#666666" loext:opacity="100%" style:font-name="Segoe Print" fo:font-size="40pt" officeooo:rsid="0020887c" officeooo:paragraph-rsid="002dabc7" style:font-size-asian="40pt" style:font-size-complex="40pt"/>
    </style:style>
    <style:style style:name="P16" style:family="paragraph" style:parent-style-name="Table_20_Contents">
      <style:paragraph-properties fo:text-align="end" style:justify-single-word="false"/>
      <style:text-properties fo:color="#666666" loext:opacity="100%" style:font-name="Segoe Print" fo:font-size="40pt" officeooo:rsid="0020887c" officeooo:paragraph-rsid="002ec1ed" style:font-size-asian="40pt" style:font-size-complex="40pt"/>
    </style:style>
    <style:style style:name="P17" style:family="paragraph" style:parent-style-name="Table_20_Contents">
      <style:paragraph-properties fo:text-align="center" style:justify-single-word="false"/>
      <style:text-properties fo:color="#666666" loext:opacity="100%" style:font-name="Segoe Print" fo:font-size="40pt" officeooo:rsid="002dabc7" officeooo:paragraph-rsid="002dabc7" style:font-size-asian="40pt" style:font-size-complex="40pt"/>
    </style:style>
    <style:style style:name="P18" style:family="paragraph" style:parent-style-name="Table_20_Contents">
      <style:paragraph-properties fo:text-align="center" style:justify-single-word="false"/>
      <style:text-properties fo:color="#666666" loext:opacity="100%" style:font-name="Segoe Print" fo:font-size="40pt" officeooo:rsid="0020887c" officeooo:paragraph-rsid="002ec1ed" style:font-size-asian="40pt" style:font-size-complex="40pt" style:language-complex="ar" style:country-complex="SA"/>
    </style:style>
    <style:style style:name="P19" style:family="paragraph" style:parent-style-name="Table_20_Contents">
      <style:paragraph-properties fo:text-align="center" style:justify-single-word="false"/>
      <style:text-properties fo:color="#666666" loext:opacity="100%" style:font-name="Segoe Print" fo:font-size="40pt" officeooo:rsid="0020887c" officeooo:paragraph-rsid="002ec1ed" style:font-size-asian="40pt" style:language-asian="ja" style:country-asian="JP" style:font-size-complex="40pt"/>
    </style:style>
    <style:style style:name="P20" style:family="paragraph" style:parent-style-name="Table_20_Contents">
      <style:paragraph-properties fo:text-align="center" style:justify-single-word="false"/>
      <style:text-properties fo:color="#666666" loext:opacity="100%" style:font-name="Segoe Print" fo:font-size="40pt" fo:language="en" fo:country="US" officeooo:rsid="0020887c" officeooo:paragraph-rsid="002dabc7" style:font-size-asian="40pt" style:font-size-complex="40pt"/>
    </style:style>
    <style:style style:name="P21" style:family="paragraph" style:parent-style-name="Table_20_Contents">
      <style:paragraph-properties fo:text-align="end" style:justify-single-word="false"/>
      <style:text-properties fo:color="#666666" loext:opacity="100%" style:font-name="Segoe Print" fo:font-size="22pt" officeooo:rsid="0020887c" officeooo:paragraph-rsid="0020887c" style:font-size-asian="22pt" style:font-size-complex="22pt"/>
    </style:style>
    <style:style style:name="P22" style:family="paragraph" style:parent-style-name="Table_20_Contents">
      <style:paragraph-properties fo:text-align="end" style:justify-single-word="false"/>
      <style:text-properties fo:color="#666666" loext:opacity="100%" style:font-name="Segoe Print" fo:font-size="22pt" officeooo:rsid="0020887c" officeooo:paragraph-rsid="002dabc7" style:font-size-asian="22pt" style:font-size-complex="22pt"/>
    </style:style>
    <style:style style:name="P23" style:family="paragraph" style:parent-style-name="Table_20_Contents">
      <style:paragraph-properties fo:text-align="end" style:justify-single-word="false"/>
      <style:text-properties fo:color="#666666" loext:opacity="100%" style:font-name="Segoe Print" fo:font-size="22pt" officeooo:rsid="0020887c" officeooo:paragraph-rsid="002ec1ed" style:font-size-asian="22pt" style:font-size-complex="22pt"/>
    </style:style>
    <style:style style:name="P24" style:family="paragraph" style:parent-style-name="Table_20_Contents">
      <style:paragraph-properties fo:text-align="center" style:justify-single-word="false"/>
      <style:text-properties fo:color="#666666" loext:opacity="100%" style:font-name="Segoe Print" fo:font-size="20pt" officeooo:rsid="0020887c" officeooo:paragraph-rsid="002dabc7" style:font-size-asian="17.5pt" style:font-size-complex="20pt"/>
    </style:style>
    <style:style style:name="P25" style:family="paragraph" style:parent-style-name="Table_20_Contents">
      <style:paragraph-properties fo:text-align="center" style:justify-single-word="false"/>
      <style:text-properties fo:color="#666666" loext:opacity="100%" style:font-name="Segoe Print" fo:font-size="20pt" officeooo:rsid="0020887c" officeooo:paragraph-rsid="002ec1ed" style:font-size-asian="17.5pt" style:font-size-complex="20pt"/>
    </style:style>
    <style:style style:name="P26" style:family="paragraph" style:parent-style-name="Table_20_Contents">
      <style:paragraph-properties fo:text-align="end" style:justify-single-word="false"/>
      <style:text-properties fo:color="#666666" loext:opacity="100%" style:font-name="Segoe Print" fo:font-size="20pt" officeooo:rsid="0020887c" officeooo:paragraph-rsid="002dabc7" style:font-size-asian="20pt" style:font-size-complex="20pt"/>
    </style:style>
    <style:style style:name="P27" style:family="paragraph" style:parent-style-name="Table_20_Contents">
      <style:paragraph-properties fo:text-align="end" style:justify-single-word="false"/>
      <style:text-properties fo:color="#666666" loext:opacity="100%" style:font-name="Segoe Print" fo:font-size="20pt" officeooo:rsid="0020887c" officeooo:paragraph-rsid="002ec1ed" style:font-size-asian="20pt" style:font-size-complex="20pt"/>
    </style:style>
    <style:style style:name="P28" style:family="paragraph" style:parent-style-name="Table_20_Contents">
      <style:paragraph-properties fo:text-align="end" style:justify-single-word="false"/>
      <style:text-properties fo:color="#666666" loext:opacity="100%" style:font-name="Segoe Print" fo:font-size="20pt" officeooo:rsid="0020887c" officeooo:paragraph-rsid="002ec1ed" style:font-size-asian="20pt" style:font-size-complex="20pt" style:language-complex="ar" style:country-complex="SA"/>
    </style:style>
    <style:style style:name="P29" style:family="paragraph" style:parent-style-name="Table_20_Contents">
      <style:paragraph-properties fo:text-align="end" style:justify-single-word="false"/>
      <style:text-properties fo:color="#666666" loext:opacity="100%" style:font-name="Segoe Print" fo:font-size="20pt" officeooo:rsid="002ec1ed" officeooo:paragraph-rsid="002ec1ed" style:font-size-asian="20pt" style:font-size-complex="20pt"/>
    </style:style>
    <style:style style:name="P30" style:family="paragraph" style:parent-style-name="Table_20_Contents">
      <style:paragraph-properties fo:text-align="end" style:justify-single-word="false"/>
      <style:text-properties fo:color="#666666" loext:opacity="100%" style:font-name="Segoe Print" fo:font-size="20pt" officeooo:rsid="0020887c" officeooo:paragraph-rsid="002ec1ed" style:font-size-asian="20pt" style:language-asian="ja" style:country-asian="JP" style:font-size-complex="20pt"/>
    </style:style>
    <style:style style:name="P31" style:family="paragraph" style:parent-style-name="Table_20_Contents">
      <loext:graphic-properties draw:fill="none"/>
      <style:paragraph-properties fo:margin-left="0cm" fo:margin-right="0cm" fo:text-align="end" style:justify-single-word="false" fo:orphans="0" fo:widows="0" fo:text-indent="0cm" style:auto-text-indent="false" fo:background-color="transparent" text:number-lines="false" text:line-number="0"/>
      <style:text-properties fo:color="#666666" loext:opacity="100%" style:font-name="Segoe Print" fo:font-size="20pt" style:text-underline-style="none" officeooo:rsid="0020887c" officeooo:paragraph-rsid="002dabc7" style:font-size-asian="20pt" style:font-size-complex="20pt"/>
    </style:style>
    <style:style style:name="P32" style:family="paragraph" style:parent-style-name="Table_20_Contents">
      <loext:graphic-properties draw:fill="none"/>
      <style:paragraph-properties fo:margin-left="0cm" fo:margin-right="0cm" fo:text-align="end" style:justify-single-word="false" fo:orphans="0" fo:widows="0" fo:text-indent="0.499cm" style:auto-text-indent="false" fo:background-color="transparent" text:number-lines="false" text:line-number="0"/>
      <style:text-properties fo:color="#666666" loext:opacity="100%" style:font-name="Segoe Print" fo:font-size="20pt" style:text-underline-style="none" officeooo:rsid="0020887c" officeooo:paragraph-rsid="002dabc7" style:font-size-asian="20pt" style:font-size-complex="20pt"/>
    </style:style>
    <style:style style:name="P33" style:family="paragraph" style:parent-style-name="Table_20_Contents">
      <loext:graphic-properties draw:fill="none"/>
      <style:paragraph-properties fo:margin-left="0cm" fo:margin-right="0cm" fo:text-align="end" style:justify-single-word="false" fo:orphans="0" fo:widows="0" fo:text-indent="0cm" style:auto-text-indent="false" fo:background-color="transparent" text:number-lines="false" text:line-number="0"/>
      <style:text-properties fo:color="#666666" loext:opacity="100%" style:font-name="Segoe Print" fo:font-size="20pt" style:text-underline-style="none" officeooo:rsid="0020887c" officeooo:paragraph-rsid="002ec1ed" style:font-size-asian="20pt" style:font-size-complex="20pt"/>
    </style:style>
    <style:style style:name="P34" style:family="paragraph" style:parent-style-name="Table_20_Contents">
      <loext:graphic-properties draw:fill="none"/>
      <style:paragraph-properties fo:margin-left="0cm" fo:margin-right="0cm" fo:text-align="end" style:justify-single-word="false" fo:orphans="0" fo:widows="0" fo:text-indent="0.499cm" style:auto-text-indent="false" fo:background-color="transparent" text:number-lines="false" text:line-number="0"/>
      <style:text-properties fo:color="#666666" loext:opacity="100%" style:font-name="Segoe Print" fo:font-size="20pt" style:text-underline-style="none" officeooo:rsid="0020887c" officeooo:paragraph-rsid="002ec1ed" style:font-size-asian="20pt" style:font-size-complex="20pt"/>
    </style:style>
    <style:style style:name="P35" style:family="paragraph" style:parent-style-name="Table_20_Contents">
      <style:paragraph-properties fo:text-align="end" style:justify-single-word="false"/>
      <style:text-properties fo:color="#666666" loext:opacity="100%" style:font-name="Segoe Print" fo:font-size="20pt" fo:language="en" fo:country="US" officeooo:rsid="0020887c" officeooo:paragraph-rsid="002dabc7" style:font-size-asian="20pt" style:font-size-complex="20pt"/>
    </style:style>
    <style:style style:name="P36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666666" loext:opacity="100%" style:font-name="Segoe Print" fo:font-size="28pt" officeooo:rsid="001f04ed" officeooo:paragraph-rsid="002dabc7" style:font-size-asian="28pt" style:font-size-complex="28pt"/>
    </style:style>
    <style:style style:name="P37" style:family="paragraph" style:parent-style-name="Table_20_Contents">
      <style:paragraph-properties fo:text-align="center" style:justify-single-word="false"/>
      <style:text-properties fo:color="#666666" loext:opacity="100%" style:font-name="Segoe Print" fo:font-size="28pt" officeooo:rsid="001fe010" officeooo:paragraph-rsid="002dabc7" style:font-size-asian="28pt" style:font-size-complex="28pt"/>
    </style:style>
    <style:style style:name="P38" style:family="paragraph" style:parent-style-name="Table_20_Contents">
      <style:paragraph-properties fo:text-align="center" style:justify-single-word="false"/>
      <style:text-properties fo:color="#666666" loext:opacity="100%" style:font-name="Segoe Print" fo:font-size="28pt" officeooo:rsid="001fe010" officeooo:paragraph-rsid="002ec1ed" style:font-size-asian="28pt" style:font-size-complex="28pt"/>
    </style:style>
    <style:style style:name="P39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666666" loext:opacity="100%" style:font-name="Segoe Print" fo:font-size="28pt" officeooo:rsid="002dabc7" officeooo:paragraph-rsid="002dabc7" style:font-size-asian="28pt" style:font-size-complex="28pt"/>
    </style:style>
    <style:style style:name="P40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666666" loext:opacity="100%" style:font-name="Segoe Print" fo:font-size="28pt" officeooo:rsid="001f04ed" officeooo:paragraph-rsid="002ec1ed" style:font-size-asian="28pt" style:font-size-complex="28pt" style:language-complex="ar" style:country-complex="SA"/>
    </style:style>
    <style:style style:name="P41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666666" loext:opacity="100%" style:font-name="Segoe Print" fo:font-size="28pt" officeooo:rsid="001f04ed" officeooo:paragraph-rsid="002ec1ed" style:font-size-asian="28pt" style:language-asian="ja" style:country-asian="JP" style:font-size-complex="28pt"/>
    </style:style>
    <style:style style:name="P42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666666" loext:opacity="100%" style:font-name="Segoe Print" fo:font-size="28pt" fo:language="en" fo:country="US" officeooo:rsid="001f04ed" officeooo:paragraph-rsid="002dabc7" style:font-size-asian="28pt" style:font-size-complex="28pt"/>
    </style:style>
    <style:style style:name="P43" style:family="paragraph" style:parent-style-name="Table_20_Contents">
      <style:paragraph-properties fo:text-align="center" style:justify-single-word="false"/>
      <style:text-properties fo:color="#666666" loext:opacity="100%" style:font-name="Segoe Print" fo:font-size="24pt" officeooo:rsid="001fe010" officeooo:paragraph-rsid="002dabc7" style:font-size-asian="24pt" style:font-size-complex="24pt"/>
    </style:style>
    <style:style style:name="P44" style:family="paragraph" style:parent-style-name="Table_20_Contents">
      <style:paragraph-properties fo:text-align="center" style:justify-single-word="false"/>
      <style:text-properties fo:color="#666666" loext:opacity="100%" style:font-name="Segoe Print" fo:font-size="24pt" officeooo:rsid="001fe010" officeooo:paragraph-rsid="002ec1ed" style:font-size-asian="24pt" style:font-size-complex="24pt"/>
    </style:style>
    <style:style style:name="P45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666666" loext:opacity="100%" style:font-name="Segoe Print" fo:font-size="26pt" officeooo:rsid="002ec1ed" officeooo:paragraph-rsid="002ec1ed" style:font-size-asian="26pt" style:font-size-complex="26pt"/>
    </style:style>
    <style:style style:name="P46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666666" loext:opacity="100%" style:font-name="Segoe Print" fo:font-size="26pt" officeooo:rsid="001f04ed" officeooo:paragraph-rsid="001f04ed" style:font-size-asian="26pt" style:font-size-complex="26pt"/>
    </style:style>
    <style:style style:name="P47" style:family="paragraph" style:parent-style-name="Table_20_Contents">
      <style:paragraph-properties fo:text-align="center" style:justify-single-word="false"/>
      <style:text-properties style:font-name="Segoe Print" fo:font-size="14pt" officeooo:paragraph-rsid="002dabc7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Segoe Print" fo:font-size="14pt" officeooo:paragraph-rsid="002ec1ed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color="#333333" loext:opacity="100%" style:font-name="Segoe Print" fo:font-size="42pt" officeooo:rsid="001f04ed" officeooo:paragraph-rsid="001f04ed" style:font-size-asian="42pt" style:font-size-complex="42pt"/>
    </style:style>
    <style:style style:name="P50" style:family="paragraph" style:parent-style-name="Table_20_Contents">
      <style:paragraph-properties fo:text-align="center" style:justify-single-word="false"/>
      <style:text-properties fo:color="#333333" loext:opacity="100%" style:font-name="Segoe Print" fo:font-size="42pt" officeooo:rsid="001f04ed" officeooo:paragraph-rsid="002dabc7" style:font-size-asian="42pt" style:font-size-complex="42pt"/>
    </style:style>
    <style:style style:name="P51" style:family="paragraph" style:parent-style-name="Table_20_Contents">
      <style:paragraph-properties fo:text-align="center" style:justify-single-word="false"/>
      <style:text-properties fo:color="#333333" loext:opacity="100%" style:font-name="Segoe Print" fo:font-size="42pt" officeooo:rsid="001f04ed" officeooo:paragraph-rsid="002ec1ed" style:font-size-asian="42pt" style:font-size-complex="42pt"/>
    </style:style>
    <style:style style:name="P52" style:family="paragraph" style:parent-style-name="Table_20_Contents">
      <style:paragraph-properties fo:text-align="center" style:justify-single-word="false"/>
      <style:text-properties fo:color="#333333" loext:opacity="100%" style:font-name="Segoe Print" fo:font-size="42pt" style:font-size-asian="42pt" style:font-size-complex="42pt"/>
    </style:style>
    <style:style style:name="P53" style:family="paragraph" style:parent-style-name="Table_20_Contents">
      <style:paragraph-properties fo:text-align="center" style:justify-single-word="false"/>
      <style:text-properties fo:color="#333333" loext:opacity="100%" style:font-name="Segoe Print" fo:font-size="42pt" officeooo:paragraph-rsid="002dabc7" style:font-size-asian="42pt" style:font-size-complex="42pt"/>
    </style:style>
    <style:style style:name="P54" style:family="paragraph" style:parent-style-name="Table_20_Contents">
      <style:paragraph-properties fo:text-align="center" style:justify-single-word="false"/>
      <style:text-properties fo:color="#333333" loext:opacity="100%" style:font-name="Segoe Print" fo:font-size="42pt" officeooo:paragraph-rsid="002ec1ed" style:font-size-asian="42pt" style:font-size-complex="42pt"/>
    </style:style>
    <style:style style:name="P55" style:family="paragraph" style:parent-style-name="Table_20_Contents">
      <style:paragraph-properties fo:text-align="end" style:justify-single-word="false"/>
      <style:text-properties fo:color="#333333" loext:opacity="100%" style:font-name="Segoe Print" fo:font-size="42pt" officeooo:rsid="0020887c" officeooo:paragraph-rsid="00295fdd" style:font-size-asian="42pt" style:font-size-complex="42pt"/>
    </style:style>
    <style:style style:name="P56" style:family="paragraph" style:parent-style-name="Table_20_Contents">
      <style:paragraph-properties fo:text-align="end" style:justify-single-word="false"/>
      <style:text-properties fo:color="#333333" loext:opacity="100%" style:font-name="Segoe Print" fo:font-size="42pt" officeooo:rsid="0020887c" officeooo:paragraph-rsid="002dabc7" style:font-size-asian="42pt" style:font-size-complex="42pt"/>
    </style:style>
    <style:style style:name="P57" style:family="paragraph" style:parent-style-name="Table_20_Contents">
      <style:paragraph-properties fo:text-align="end" style:justify-single-word="false"/>
      <style:text-properties fo:color="#333333" loext:opacity="100%" style:font-name="Segoe Print" fo:font-size="42pt" officeooo:rsid="0020887c" officeooo:paragraph-rsid="002ec1ed" style:font-size-asian="42pt" style:font-size-complex="42pt"/>
    </style:style>
    <style:style style:name="P58" style:family="paragraph" style:parent-style-name="Text_20_body">
      <style:text-properties officeooo:paragraph-rsid="002dabc7"/>
    </style:style>
    <style:style style:name="P59" style:family="paragraph" style:parent-style-name="Text_20_body">
      <style:text-properties officeooo:paragraph-rsid="002ec1ed"/>
    </style:style>
    <style:style style:name="T1" style:family="text">
      <style:text-properties officeooo:rsid="002b91ce"/>
    </style:style>
    <style:style style:name="T2" style:family="text">
      <style:text-properties officeooo:rsid="002c0c3d"/>
    </style:style>
    <style:style style:name="T3" style:family="text">
      <style:text-properties officeooo:rsid="002ce83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ec1ed"/>
    </style:style>
    <style:style style:name="T6" style:family="text">
      <style:text-properties fo:color="#333333" loext:opacity="100%"/>
    </style:style>
    <style:style style:name="T7" style:family="text">
      <style:text-properties fo:color="#333333" loext:opacity="100%" fo:font-size="42pt" style:font-size-asian="42pt" style:font-size-complex="42pt"/>
    </style:style>
    <style:style style:name="T8" style:family="text">
      <style:text-properties fo:color="#333333" loext:opacity="100%" fo:font-size="42pt" officeooo:rsid="0020887c" style:font-size-asian="42pt" style:font-size-complex="42pt"/>
    </style:style>
    <style:style style:name="T9" style:family="text">
      <style:text-properties fo:font-size="42pt" style:font-size-asian="42pt" style:font-size-complex="42pt"/>
    </style:style>
    <style:style style:name="T10" style:family="text">
      <style:text-properties fo:font-size="42pt" officeooo:rsid="0020887c" style:font-size-asian="42pt" style:font-size-complex="42pt"/>
    </style:style>
    <style:style style:name="T11" style:family="text">
      <style:text-properties officeooo:rsid="002ec1ed"/>
    </style:style>
    <style:style style:name="T1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Кесте1" table:style-name="Кесте1">
        <table:table-column table:style-name="Кесте1.A"/>
        <table:table-column table:style-name="Кесте1.B"/>
        <table:table-column table:style-name="Кесте1.C"/>
        <table:table-column table:style-name="Кесте1.D"/>
        <table:table-column table:style-name="Кесте1.C"/>
        <table:table-column table:style-name="Кесте1.F"/>
        <table:table-column table:style-name="Кесте1.G"/>
        <table:table-column table:style-name="Кесте1.C"/>
        <table:table-column table:style-name="Кесте1.F"/>
        <table:table-column table:style-name="Кесте1.C"/>
        <table:table-column table:style-name="Кесте1.D"/>
        <table:table-column table:style-name="Кесте1.F"/>
        <table:table-column table:style-name="Кесте1.M"/>
        <table:table-column table:style-name="Кесте1.N"/>
        <table:table-column table:style-name="Кесте1.F"/>
        <table:table-column table:style-name="Кесте1.C"/>
        <table:table-column table:style-name="Кесте1.Q"/>
        <table:table-column table:style-name="Кесте1.R"/>
        <table:table-column table:style-name="Кесте1.C"/>
        <table:table-column table:style-name="Кесте1.F"/>
        <table:table-column table:style-name="Кесте1.D"/>
        <table:table-column table:style-name="Кесте1.V"/>
        <table:table-column table:style-name="Кесте1.W"/>
        <table:table-column table:style-name="Кесте1.D"/>
        <table:table-column table:style-name="Кесте1.C"/>
        <table:table-column table:style-name="Кесте1.F"/>
        <table:table-column table:style-name="Кесте1.G"/>
        <table:table-column table:style-name="Кесте1.C"/>
        <table:table-column table:style-name="Кесте1.F"/>
        <table:table-column table:style-name="Кесте1.d"/>
        <table:table-row>
          <table:table-cell table:style-name="Кесте1.A1" table:number-columns-spanned="30" office:value-type="string">
            <text:p text:style-name="P14">Латын таңбалы - <text:span text:style-name="T1">қ</text:span>азақ әліпбиі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Кесте1.A1" office:value-type="string">
            <text:p text:style-name="P45">латын</text:p>
          </table:table-cell>
          <table:table-cell table:style-name="Кесте1.A1" office:value-type="string">
            <text:p text:style-name="P49">әӘ</text:p>
          </table:table-cell>
          <table:table-cell table:style-name="Кесте1.A1" office:value-type="string">
            <text:p text:style-name="P49">aA</text:p>
          </table:table-cell>
          <table:table-cell table:style-name="Кесте1.A1" office:value-type="string">
            <text:p text:style-name="P49">өӨ</text:p>
          </table:table-cell>
          <table:table-cell table:style-name="Кесте1.A1" office:value-type="string">
            <text:p text:style-name="P49">oO</text:p>
          </table:table-cell>
          <table:table-cell table:style-name="Кесте1.A1" office:value-type="string">
            <text:p text:style-name="P49">iI</text:p>
          </table:table-cell>
          <table:table-cell table:style-name="Кесте1.A1" office:value-type="string">
            <text:p text:style-name="P49">bB</text:p>
          </table:table-cell>
          <table:table-cell table:style-name="Кесте1.A1" office:value-type="string">
            <text:p text:style-name="P49">eE</text:p>
          </table:table-cell>
          <table:table-cell table:style-name="Кесте1.A1" office:value-type="string">
            <text:p text:style-name="P52">ḡḠ</text:p>
          </table:table-cell>
          <table:table-cell table:style-name="Кесте1.A1" office:value-type="string">
            <text:p text:style-name="P49">gG</text:p>
          </table:table-cell>
          <table:table-cell table:style-name="Кесте1.A1" office:value-type="string">
            <text:p text:style-name="P49">dD</text:p>
          </table:table-cell>
          <table:table-cell table:style-name="Кесте1.A1" office:value-type="string">
            <text:p text:style-name="P49">zZ</text:p>
          </table:table-cell>
          <table:table-cell table:style-name="Кесте1.A1" office:value-type="string">
            <text:p text:style-name="P49">jJ</text:p>
          </table:table-cell>
          <table:table-cell table:style-name="Кесте1.A1" office:value-type="string">
            <text:p text:style-name="P52">ⱪⱩ</text:p>
          </table:table-cell>
          <table:table-cell table:style-name="Кесте1.A1" office:value-type="string">
            <text:p text:style-name="P49">kK</text:p>
          </table:table-cell>
          <table:table-cell table:style-name="Кесте1.A1" office:value-type="string">
            <text:p text:style-name="P49">lL</text:p>
          </table:table-cell>
          <table:table-cell table:style-name="Кесте1.A1" office:value-type="string">
            <text:p text:style-name="P49">mM</text:p>
          </table:table-cell>
          <table:table-cell table:style-name="Кесте1.A1" office:value-type="string">
            <text:p text:style-name="P55">ꞑꞐ</text:p>
          </table:table-cell>
          <table:table-cell table:style-name="Кесте1.A1" office:value-type="string">
            <text:p text:style-name="P49">nN</text:p>
          </table:table-cell>
          <table:table-cell table:style-name="Кесте1.A1" office:value-type="string">
            <text:p text:style-name="P49">pP</text:p>
          </table:table-cell>
          <table:table-cell table:style-name="Кесте1.A1" office:value-type="string">
            <text:p text:style-name="P49">rR</text:p>
          </table:table-cell>
          <table:table-cell table:style-name="Кесте1.A1" office:value-type="string">
            <text:p text:style-name="P52">śŚ</text:p>
          </table:table-cell>
          <table:table-cell table:style-name="Кесте1.A1" office:value-type="string">
            <text:p text:style-name="P49">sS</text:p>
          </table:table-cell>
          <table:table-cell table:style-name="Кесте1.A1" office:value-type="string">
            <text:p text:style-name="P49">tT</text:p>
          </table:table-cell>
          <table:table-cell table:style-name="Кесте1.A1" office:value-type="string">
            <text:p text:style-name="P52">ůŮ</text:p>
          </table:table-cell>
          <table:table-cell table:style-name="Кесте1.A1" office:value-type="string">
            <text:p text:style-name="P52">ūŪ</text:p>
          </table:table-cell>
          <table:table-cell table:style-name="Кесте1.A1" office:value-type="string">
            <text:p text:style-name="P49">uU</text:p>
          </table:table-cell>
          <table:table-cell table:style-name="Кесте1.A1" office:value-type="string">
            <text:p text:style-name="P52">ýÝ</text:p>
          </table:table-cell>
          <table:table-cell table:style-name="Кесте1.A1" office:value-type="string">
            <text:p text:style-name="P49">yY</text:p>
          </table:table-cell>
          <table:table-cell table:style-name="Кесте1.A1" office:value-type="string">
            <text:p text:style-name="P49">xX</text:p>
          </table:table-cell>
        </table:table-row>
        <table:table-row>
          <table:table-cell table:style-name="Кесте1.A1" office:value-type="string">
            <text:p text:style-name="P46">киріл</text:p>
          </table:table-cell>
          <table:table-cell table:style-name="Кесте1.A1" office:value-type="string">
            <text:p text:style-name="P49">әӘ</text:p>
          </table:table-cell>
          <table:table-cell table:style-name="Кесте1.A1" office:value-type="string">
            <text:p text:style-name="P49">аА</text:p>
          </table:table-cell>
          <table:table-cell table:style-name="Кесте1.A1" office:value-type="string">
            <text:p text:style-name="P49">өӨ</text:p>
          </table:table-cell>
          <table:table-cell table:style-name="Кесте1.A1" office:value-type="string">
            <text:p text:style-name="P49">оО</text:p>
          </table:table-cell>
          <table:table-cell table:style-name="Кесте1.A1" office:value-type="string">
            <text:p text:style-name="P49">иИ</text:p>
          </table:table-cell>
          <table:table-cell table:style-name="Кесте1.A1" office:value-type="string">
            <text:p text:style-name="P49">бБ</text:p>
          </table:table-cell>
          <table:table-cell table:style-name="Кесте1.A1" office:value-type="string">
            <text:p text:style-name="P49">еЕ</text:p>
          </table:table-cell>
          <table:table-cell table:style-name="Кесте1.A1" office:value-type="string">
            <text:p text:style-name="P49">ғҒ</text:p>
          </table:table-cell>
          <table:table-cell table:style-name="Кесте1.A1" office:value-type="string">
            <text:p text:style-name="P49">гГ</text:p>
          </table:table-cell>
          <table:table-cell table:style-name="Кесте1.A1" office:value-type="string">
            <text:p text:style-name="P49">дД</text:p>
          </table:table-cell>
          <table:table-cell table:style-name="Кесте1.A1" office:value-type="string">
            <text:p text:style-name="P49">зЗ</text:p>
          </table:table-cell>
          <table:table-cell table:style-name="Кесте1.A1" office:value-type="string">
            <text:p text:style-name="P49">жЖ</text:p>
          </table:table-cell>
          <table:table-cell table:style-name="Кесте1.A1" office:value-type="string">
            <text:p text:style-name="P49">қҚ</text:p>
          </table:table-cell>
          <table:table-cell table:style-name="Кесте1.A1" office:value-type="string">
            <text:p text:style-name="P49">кК</text:p>
          </table:table-cell>
          <table:table-cell table:style-name="Кесте1.A1" office:value-type="string">
            <text:p text:style-name="P49">лЛ</text:p>
          </table:table-cell>
          <table:table-cell table:style-name="Кесте1.A1" office:value-type="string">
            <text:p text:style-name="P49">мМ</text:p>
          </table:table-cell>
          <table:table-cell table:style-name="Кесте1.A1" office:value-type="string">
            <text:p text:style-name="P49">ңҢ</text:p>
          </table:table-cell>
          <table:table-cell table:style-name="Кесте1.A1" office:value-type="string">
            <text:p text:style-name="P49">нН</text:p>
          </table:table-cell>
          <table:table-cell table:style-name="Кесте1.A1" office:value-type="string">
            <text:p text:style-name="P49">пП</text:p>
          </table:table-cell>
          <table:table-cell table:style-name="Кесте1.A1" office:value-type="string">
            <text:p text:style-name="P49">рР</text:p>
          </table:table-cell>
          <table:table-cell table:style-name="Кесте1.A1" office:value-type="string">
            <text:p text:style-name="P49">шШ</text:p>
          </table:table-cell>
          <table:table-cell table:style-name="Кесте1.A1" office:value-type="string">
            <text:p text:style-name="P49">сС</text:p>
          </table:table-cell>
          <table:table-cell table:style-name="Кесте1.A1" office:value-type="string">
            <text:p text:style-name="P49">тТ</text:p>
          </table:table-cell>
          <table:table-cell table:style-name="Кесте1.A1" office:value-type="string">
            <text:p text:style-name="P49">үҮ</text:p>
          </table:table-cell>
          <table:table-cell table:style-name="Кесте1.A1" office:value-type="string">
            <text:p text:style-name="P49">ұҰ</text:p>
          </table:table-cell>
          <table:table-cell table:style-name="Кесте1.A1" office:value-type="string">
            <text:p text:style-name="P49">уУ</text:p>
          </table:table-cell>
          <table:table-cell table:style-name="Кесте1.A1" office:value-type="string">
            <text:p text:style-name="P49">іІ</text:p>
          </table:table-cell>
          <table:table-cell table:style-name="Кесте1.A1" office:value-type="string">
            <text:p text:style-name="P49">ыЫ</text:p>
          </table:table-cell>
          <table:table-cell table:style-name="Кесте1.A1" office:value-type="string">
            <text:p text:style-name="P49">хХ</text:p>
          </table:table-cell>
        </table:table-row>
        <table:table-row>
          <table:table-cell table:style-name="Кесте1.A4" office:value-type="string">
            <text:p text:style-name="P9"/>
          </table:table-cell>
          <table:table-cell table:style-name="Кесте1.B4" office:value-type="string">
            <text:p text:style-name="P7">әә</text:p>
          </table:table-cell>
          <table:table-cell table:style-name="Кесте1.C4" office:value-type="string">
            <text:p text:style-name="P7">аа</text:p>
          </table:table-cell>
          <table:table-cell table:style-name="Кесте1.D4" office:value-type="string">
            <text:p text:style-name="P7">өө</text:p>
          </table:table-cell>
          <table:table-cell table:style-name="Кесте1.E4" office:value-type="string">
            <text:p text:style-name="P7">оо</text:p>
          </table:table-cell>
          <table:table-cell table:style-name="Кесте1.F4" office:value-type="string">
            <text:p text:style-name="P7">ии</text:p>
          </table:table-cell>
          <table:table-cell table:style-name="Кесте1.G4" office:value-type="string">
            <text:p text:style-name="P7">бы</text:p>
          </table:table-cell>
          <table:table-cell table:style-name="Кесте1.H4" office:value-type="string">
            <text:p text:style-name="P7">ее</text:p>
          </table:table-cell>
          <table:table-cell table:style-name="Кесте1.I4" office:value-type="string">
            <text:p text:style-name="P7">ғы</text:p>
          </table:table-cell>
          <table:table-cell table:style-name="Кесте1.J4" office:value-type="string">
            <text:p text:style-name="P7">гы</text:p>
          </table:table-cell>
          <table:table-cell table:style-name="Кесте1.K4" office:value-type="string">
            <text:p text:style-name="P7">ды</text:p>
          </table:table-cell>
          <table:table-cell table:style-name="Кесте1.L4" office:value-type="string">
            <text:p text:style-name="P7">зы</text:p>
          </table:table-cell>
          <table:table-cell table:style-name="Кесте1.M4" office:value-type="string">
            <text:p text:style-name="P7">жы</text:p>
          </table:table-cell>
          <table:table-cell table:style-name="Кесте1.N4" office:value-type="string">
            <text:p text:style-name="P7">қы</text:p>
          </table:table-cell>
          <table:table-cell table:style-name="Кесте1.O4" office:value-type="string">
            <text:p text:style-name="P7">кы</text:p>
          </table:table-cell>
          <table:table-cell table:style-name="Кесте1.P4" office:value-type="string">
            <text:p text:style-name="P7">лы</text:p>
          </table:table-cell>
          <table:table-cell table:style-name="Кесте1.Q4" office:value-type="string">
            <text:p text:style-name="P7">мы</text:p>
          </table:table-cell>
          <table:table-cell table:style-name="Кесте1.R4" office:value-type="string">
            <text:p text:style-name="P7">ың</text:p>
          </table:table-cell>
          <table:table-cell table:style-name="Кесте1.S4" office:value-type="string">
            <text:p text:style-name="P7">ны</text:p>
          </table:table-cell>
          <table:table-cell table:style-name="Кесте1.T4" office:value-type="string">
            <text:p text:style-name="P7">пы</text:p>
          </table:table-cell>
          <table:table-cell table:style-name="Кесте1.U4" office:value-type="string">
            <text:p text:style-name="P7">ры</text:p>
          </table:table-cell>
          <table:table-cell table:style-name="Кесте1.V4" office:value-type="string">
            <text:p text:style-name="P7">шы</text:p>
          </table:table-cell>
          <table:table-cell table:style-name="Кесте1.W4" office:value-type="string">
            <text:p text:style-name="P7">сы</text:p>
          </table:table-cell>
          <table:table-cell table:style-name="Кесте1.X4" office:value-type="string">
            <text:p text:style-name="P7">ты</text:p>
          </table:table-cell>
          <table:table-cell table:style-name="Кесте1.Y4" office:value-type="string">
            <text:p text:style-name="P7">үі</text:p>
          </table:table-cell>
          <table:table-cell table:style-name="Кесте1.Z4" office:value-type="string">
            <text:p text:style-name="P7">ұы</text:p>
          </table:table-cell>
          <table:table-cell table:style-name="Кесте1.a4" office:value-type="string">
            <text:p text:style-name="P7">уу</text:p>
          </table:table-cell>
          <table:table-cell table:style-name="Кесте1.b4" office:value-type="string">
            <text:p text:style-name="P7">іі</text:p>
          </table:table-cell>
          <table:table-cell table:style-name="Кесте1.c4" office:value-type="string">
            <text:p text:style-name="P7">ыы</text:p>
          </table:table-cell>
          <table:table-cell table:style-name="Кесте1.d4" office:value-type="string">
            <text:p text:style-name="P7">хы</text:p>
          </table:table-cell>
        </table:table-row>
        <table:table-row>
          <table:table-cell table:style-name="Кесте1.A5" office:value-type="string">
            <text:p text:style-name="P9"/>
          </table:table-cell>
          <table:table-cell table:style-name="Кесте1.B5" office:value-type="string">
            <text:p text:style-name="P6"/>
          </table:table-cell>
          <table:table-cell table:style-name="Кесте1.C5" office:value-type="string">
            <text:p text:style-name="P6"/>
          </table:table-cell>
          <table:table-cell table:style-name="Кесте1.D5" office:value-type="string">
            <text:p text:style-name="P6"/>
          </table:table-cell>
          <table:table-cell table:style-name="Кесте1.E5" office:value-type="string">
            <text:p text:style-name="P6"/>
          </table:table-cell>
          <table:table-cell table:style-name="Кесте1.F5" office:value-type="string">
            <text:p text:style-name="P6"/>
          </table:table-cell>
          <table:table-cell table:style-name="Кесте1.G5" office:value-type="string">
            <text:p text:style-name="P6"/>
          </table:table-cell>
          <table:table-cell table:style-name="Кесте1.H5" office:value-type="string">
            <text:p text:style-name="P6"/>
          </table:table-cell>
          <table:table-cell table:style-name="Кесте1.I5" office:value-type="string">
            <text:p text:style-name="P6"/>
          </table:table-cell>
          <table:table-cell table:style-name="Кесте1.J5" office:value-type="string">
            <text:p text:style-name="P6"/>
          </table:table-cell>
          <table:table-cell table:style-name="Кесте1.K5" office:value-type="string">
            <text:p text:style-name="P6"/>
          </table:table-cell>
          <table:table-cell table:style-name="Кесте1.L5" office:value-type="string">
            <text:p text:style-name="P6"/>
          </table:table-cell>
          <table:table-cell table:style-name="Кесте1.M5" office:value-type="string">
            <text:p text:style-name="P6"/>
          </table:table-cell>
          <table:table-cell table:style-name="Кесте1.N5" office:value-type="string">
            <text:p text:style-name="P6"/>
          </table:table-cell>
          <table:table-cell table:style-name="Кесте1.O5" office:value-type="string">
            <text:p text:style-name="P6"/>
          </table:table-cell>
          <table:table-cell table:style-name="Кесте1.P5" table:number-columns-spanned="15" office:value-type="string">
            <text:p text:style-name="P6"/>
            <text:p text:style-name="P6"/>
            <text:p text:style-name="P1"/>
            <text:p text:style-name="P8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29">Серікжан Көкебай</text:p>
            <text:p text:style-name="P4">sk-joba@outlook.com</text:p>
            <text:p text:style-name="P5">https://qalpan.github.io/Korme/өner-býlým-sport</text:p>
            <text:p text:style-name="P2">https://www.calameo.com/accounts/61044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4"/></text:p>
      <text:p text:style-name="P12"><text:span text:style-name="T4">1</text:span>-5</text:p>
      <text:p text:style-name="P58"/>
      <text:p text:style-name="P58"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able:table table:name="Кесте2" table:style-name="Кесте2">
        <table:table-column table:style-name="Кесте2.A"/>
        <table:table-column table:style-name="Кесте2.B" table:number-columns-repeated="2"/>
        <table:table-column table:style-name="Кесте2.D"/>
        <table:table-column table:style-name="Кесте2.B"/>
        <table:table-column table:style-name="Кесте2.F"/>
        <table:table-column table:style-name="Кесте2.G"/>
        <table:table-column table:style-name="Кесте2.B"/>
        <table:table-column table:style-name="Кесте2.F"/>
        <table:table-column table:style-name="Кесте2.B"/>
        <table:table-column table:style-name="Кесте2.D"/>
        <table:table-column table:style-name="Кесте2.F"/>
        <table:table-column table:style-name="Кесте2.M"/>
        <table:table-column table:style-name="Кесте2.N"/>
        <table:table-column table:style-name="Кесте2.F"/>
        <table:table-column table:style-name="Кесте2.B"/>
        <table:table-column table:style-name="Кесте2.Q"/>
        <table:table-column table:style-name="Кесте2.R"/>
        <table:table-column table:style-name="Кесте2.B"/>
        <table:table-column table:style-name="Кесте2.F"/>
        <table:table-column table:style-name="Кесте2.D"/>
        <table:table-column table:style-name="Кесте2.V"/>
        <table:table-column table:style-name="Кесте2.W"/>
        <table:table-column table:style-name="Кесте2.D"/>
        <table:table-column table:style-name="Кесте2.B"/>
        <table:table-column table:style-name="Кесте2.F"/>
        <table:table-column table:style-name="Кесте2.G"/>
        <table:table-column table:style-name="Кесте2.B"/>
        <table:table-column table:style-name="Кесте2.F"/>
        <table:table-column table:style-name="Кесте2.d"/>
        <table:table-row>
          <table:table-cell table:style-name="Кесте2.A1" table:number-columns-spanned="30" office:value-type="string">
            <text:p text:style-name="P17">Latyn ta<text:span text:style-name="T10">ꞑ</text:span><text:span text:style-name="T9">baly – ⱪazaⱪ әlýpbiý</text:span></text:p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Кесте2.A1" office:value-type="string">
            <text:p text:style-name="P36">latyn</text:p>
          </table:table-cell>
          <table:table-cell table:style-name="Кесте2.A1" office:value-type="string">
            <text:p text:style-name="P50">әӘ</text:p>
          </table:table-cell>
          <table:table-cell table:style-name="Кесте2.A1" office:value-type="string">
            <text:p text:style-name="P50">aA</text:p>
          </table:table-cell>
          <table:table-cell table:style-name="Кесте2.A1" office:value-type="string">
            <text:p text:style-name="P50">өӨ</text:p>
          </table:table-cell>
          <table:table-cell table:style-name="Кесте2.A1" office:value-type="string">
            <text:p text:style-name="P50">oO</text:p>
          </table:table-cell>
          <table:table-cell table:style-name="Кесте2.A1" office:value-type="string">
            <text:p text:style-name="P50">iI</text:p>
          </table:table-cell>
          <table:table-cell table:style-name="Кесте2.A1" office:value-type="string">
            <text:p text:style-name="P50">bB</text:p>
          </table:table-cell>
          <table:table-cell table:style-name="Кесте2.A1" office:value-type="string">
            <text:p text:style-name="P50">eE</text:p>
          </table:table-cell>
          <table:table-cell table:style-name="Кесте2.A1" office:value-type="string">
            <text:p text:style-name="P53">ḡḠ</text:p>
          </table:table-cell>
          <table:table-cell table:style-name="Кесте2.A1" office:value-type="string">
            <text:p text:style-name="P50">gG</text:p>
          </table:table-cell>
          <table:table-cell table:style-name="Кесте2.A1" office:value-type="string">
            <text:p text:style-name="P50">dD</text:p>
          </table:table-cell>
          <table:table-cell table:style-name="Кесте2.A1" office:value-type="string">
            <text:p text:style-name="P50">zZ</text:p>
          </table:table-cell>
          <table:table-cell table:style-name="Кесте2.A1" office:value-type="string">
            <text:p text:style-name="P50">jJ</text:p>
          </table:table-cell>
          <table:table-cell table:style-name="Кесте2.A1" office:value-type="string">
            <text:p text:style-name="P53">ⱪⱩ</text:p>
          </table:table-cell>
          <table:table-cell table:style-name="Кесте2.A1" office:value-type="string">
            <text:p text:style-name="P50">kK</text:p>
          </table:table-cell>
          <table:table-cell table:style-name="Кесте2.A1" office:value-type="string">
            <text:p text:style-name="P50">lL</text:p>
          </table:table-cell>
          <table:table-cell table:style-name="Кесте2.A1" office:value-type="string">
            <text:p text:style-name="P50">mM</text:p>
          </table:table-cell>
          <table:table-cell table:style-name="Кесте2.A1" office:value-type="string">
            <text:p text:style-name="P56">ꞑꞐ</text:p>
          </table:table-cell>
          <table:table-cell table:style-name="Кесте2.A1" office:value-type="string">
            <text:p text:style-name="P50">nN</text:p>
          </table:table-cell>
          <table:table-cell table:style-name="Кесте2.A1" office:value-type="string">
            <text:p text:style-name="P50">pP</text:p>
          </table:table-cell>
          <table:table-cell table:style-name="Кесте2.A1" office:value-type="string">
            <text:p text:style-name="P50">rR</text:p>
          </table:table-cell>
          <table:table-cell table:style-name="Кесте2.A1" office:value-type="string">
            <text:p text:style-name="P53">śŚ</text:p>
          </table:table-cell>
          <table:table-cell table:style-name="Кесте2.A1" office:value-type="string">
            <text:p text:style-name="P50">sS</text:p>
          </table:table-cell>
          <table:table-cell table:style-name="Кесте2.A1" office:value-type="string">
            <text:p text:style-name="P50">tT</text:p>
          </table:table-cell>
          <table:table-cell table:style-name="Кесте2.A1" office:value-type="string">
            <text:p text:style-name="P53">ůŮ</text:p>
          </table:table-cell>
          <table:table-cell table:style-name="Кесте2.A1" office:value-type="string">
            <text:p text:style-name="P53">ūŪ</text:p>
          </table:table-cell>
          <table:table-cell table:style-name="Кесте2.A1" office:value-type="string">
            <text:p text:style-name="P50">uU</text:p>
          </table:table-cell>
          <table:table-cell table:style-name="Кесте2.A1" office:value-type="string">
            <text:p text:style-name="P53">ýÝ</text:p>
          </table:table-cell>
          <table:table-cell table:style-name="Кесте2.A1" office:value-type="string">
            <text:p text:style-name="P50">yY</text:p>
          </table:table-cell>
          <table:table-cell table:style-name="Кесте2.A1" office:value-type="string">
            <text:p text:style-name="P50">xX</text:p>
          </table:table-cell>
        </table:table-row>
        <table:table-row>
          <table:table-cell table:style-name="Кесте2.A1" office:value-type="string">
            <text:p text:style-name="P39">kirýl</text:p>
          </table:table-cell>
          <table:table-cell table:style-name="Кесте2.A1" office:value-type="string">
            <text:p text:style-name="P50">әӘ</text:p>
          </table:table-cell>
          <table:table-cell table:style-name="Кесте2.A1" office:value-type="string">
            <text:p text:style-name="P50">аА</text:p>
          </table:table-cell>
          <table:table-cell table:style-name="Кесте2.A1" office:value-type="string">
            <text:p text:style-name="P50">өӨ</text:p>
          </table:table-cell>
          <table:table-cell table:style-name="Кесте2.A1" office:value-type="string">
            <text:p text:style-name="P50">оО</text:p>
          </table:table-cell>
          <table:table-cell table:style-name="Кесте2.A1" office:value-type="string">
            <text:p text:style-name="P50">иИ</text:p>
          </table:table-cell>
          <table:table-cell table:style-name="Кесте2.A1" office:value-type="string">
            <text:p text:style-name="P50">бБ</text:p>
          </table:table-cell>
          <table:table-cell table:style-name="Кесте2.A1" office:value-type="string">
            <text:p text:style-name="P50">еЕ</text:p>
          </table:table-cell>
          <table:table-cell table:style-name="Кесте2.A1" office:value-type="string">
            <text:p text:style-name="P50">ғҒ</text:p>
          </table:table-cell>
          <table:table-cell table:style-name="Кесте2.A1" office:value-type="string">
            <text:p text:style-name="P50">гГ</text:p>
          </table:table-cell>
          <table:table-cell table:style-name="Кесте2.A1" office:value-type="string">
            <text:p text:style-name="P50">дД</text:p>
          </table:table-cell>
          <table:table-cell table:style-name="Кесте2.A1" office:value-type="string">
            <text:p text:style-name="P50">зЗ</text:p>
          </table:table-cell>
          <table:table-cell table:style-name="Кесте2.A1" office:value-type="string">
            <text:p text:style-name="P50">жЖ</text:p>
          </table:table-cell>
          <table:table-cell table:style-name="Кесте2.A1" office:value-type="string">
            <text:p text:style-name="P50">қҚ</text:p>
          </table:table-cell>
          <table:table-cell table:style-name="Кесте2.A1" office:value-type="string">
            <text:p text:style-name="P50">кК</text:p>
          </table:table-cell>
          <table:table-cell table:style-name="Кесте2.A1" office:value-type="string">
            <text:p text:style-name="P50">лЛ</text:p>
          </table:table-cell>
          <table:table-cell table:style-name="Кесте2.A1" office:value-type="string">
            <text:p text:style-name="P50">мМ</text:p>
          </table:table-cell>
          <table:table-cell table:style-name="Кесте2.A1" office:value-type="string">
            <text:p text:style-name="P50">ңҢ</text:p>
          </table:table-cell>
          <table:table-cell table:style-name="Кесте2.A1" office:value-type="string">
            <text:p text:style-name="P50">нН</text:p>
          </table:table-cell>
          <table:table-cell table:style-name="Кесте2.A1" office:value-type="string">
            <text:p text:style-name="P50">пП</text:p>
          </table:table-cell>
          <table:table-cell table:style-name="Кесте2.A1" office:value-type="string">
            <text:p text:style-name="P50">рР</text:p>
          </table:table-cell>
          <table:table-cell table:style-name="Кесте2.A1" office:value-type="string">
            <text:p text:style-name="P50">шШ</text:p>
          </table:table-cell>
          <table:table-cell table:style-name="Кесте2.A1" office:value-type="string">
            <text:p text:style-name="P50">сС</text:p>
          </table:table-cell>
          <table:table-cell table:style-name="Кесте2.A1" office:value-type="string">
            <text:p text:style-name="P50">тТ</text:p>
          </table:table-cell>
          <table:table-cell table:style-name="Кесте2.A1" office:value-type="string">
            <text:p text:style-name="P50">үҮ</text:p>
          </table:table-cell>
          <table:table-cell table:style-name="Кесте2.A1" office:value-type="string">
            <text:p text:style-name="P50">ұҰ</text:p>
          </table:table-cell>
          <table:table-cell table:style-name="Кесте2.A1" office:value-type="string">
            <text:p text:style-name="P50">уУ</text:p>
          </table:table-cell>
          <table:table-cell table:style-name="Кесте2.A1" office:value-type="string">
            <text:p text:style-name="P50">іІ</text:p>
          </table:table-cell>
          <table:table-cell table:style-name="Кесте2.A1" office:value-type="string">
            <text:p text:style-name="P50">ыЫ</text:p>
          </table:table-cell>
          <table:table-cell table:style-name="Кесте2.A1" office:value-type="string">
            <text:p text:style-name="P50">хХ</text:p>
          </table:table-cell>
        </table:table-row>
        <table:table-row>
          <table:table-cell table:style-name="Кесте2.A4" office:value-type="string">
            <text:p text:style-name="P47"/>
          </table:table-cell>
          <table:table-cell table:style-name="Кесте2.B4" office:value-type="string">
            <text:p text:style-name="P37">әә</text:p>
          </table:table-cell>
          <table:table-cell table:style-name="Кесте2.C4" office:value-type="string">
            <text:p text:style-name="P37">аа</text:p>
          </table:table-cell>
          <table:table-cell table:style-name="Кесте2.D4" office:value-type="string">
            <text:p text:style-name="P37">өө</text:p>
          </table:table-cell>
          <table:table-cell table:style-name="Кесте2.E4" office:value-type="string">
            <text:p text:style-name="P37">оо</text:p>
          </table:table-cell>
          <table:table-cell table:style-name="Кесте2.F4" office:value-type="string">
            <text:p text:style-name="P37">ии</text:p>
          </table:table-cell>
          <table:table-cell table:style-name="Кесте2.G4" office:value-type="string">
            <text:p text:style-name="P37">бы</text:p>
          </table:table-cell>
          <table:table-cell table:style-name="Кесте2.H4" office:value-type="string">
            <text:p text:style-name="P37">ее</text:p>
          </table:table-cell>
          <table:table-cell table:style-name="Кесте2.I4" office:value-type="string">
            <text:p text:style-name="P37">ғы</text:p>
          </table:table-cell>
          <table:table-cell table:style-name="Кесте2.J4" office:value-type="string">
            <text:p text:style-name="P37">гы</text:p>
          </table:table-cell>
          <table:table-cell table:style-name="Кесте2.K4" office:value-type="string">
            <text:p text:style-name="P37">ды</text:p>
          </table:table-cell>
          <table:table-cell table:style-name="Кесте2.L4" office:value-type="string">
            <text:p text:style-name="P37">зы</text:p>
          </table:table-cell>
          <table:table-cell table:style-name="Кесте2.M4" office:value-type="string">
            <text:p text:style-name="P37">жы</text:p>
          </table:table-cell>
          <table:table-cell table:style-name="Кесте2.N4" office:value-type="string">
            <text:p text:style-name="P37">қы</text:p>
          </table:table-cell>
          <table:table-cell table:style-name="Кесте2.O4" office:value-type="string">
            <text:p text:style-name="P37">кы</text:p>
          </table:table-cell>
          <table:table-cell table:style-name="Кесте2.P4" office:value-type="string">
            <text:p text:style-name="P37">лы</text:p>
          </table:table-cell>
          <table:table-cell table:style-name="Кесте2.Q4" office:value-type="string">
            <text:p text:style-name="P37">мы</text:p>
          </table:table-cell>
          <table:table-cell table:style-name="Кесте2.R4" office:value-type="string">
            <text:p text:style-name="P37">ың</text:p>
          </table:table-cell>
          <table:table-cell table:style-name="Кесте2.S4" office:value-type="string">
            <text:p text:style-name="P37">ны</text:p>
          </table:table-cell>
          <table:table-cell table:style-name="Кесте2.T4" office:value-type="string">
            <text:p text:style-name="P37">пы</text:p>
          </table:table-cell>
          <table:table-cell table:style-name="Кесте2.U4" office:value-type="string">
            <text:p text:style-name="P37">ры</text:p>
          </table:table-cell>
          <table:table-cell table:style-name="Кесте2.V4" office:value-type="string">
            <text:p text:style-name="P37">шы</text:p>
          </table:table-cell>
          <table:table-cell table:style-name="Кесте2.W4" office:value-type="string">
            <text:p text:style-name="P37">сы</text:p>
          </table:table-cell>
          <table:table-cell table:style-name="Кесте2.X4" office:value-type="string">
            <text:p text:style-name="P37">ты</text:p>
          </table:table-cell>
          <table:table-cell table:style-name="Кесте2.Y4" office:value-type="string">
            <text:p text:style-name="P37">үі</text:p>
          </table:table-cell>
          <table:table-cell table:style-name="Кесте2.Z4" office:value-type="string">
            <text:p text:style-name="P37">ұы</text:p>
          </table:table-cell>
          <table:table-cell table:style-name="Кесте2.a4" office:value-type="string">
            <text:p text:style-name="P37">уу</text:p>
          </table:table-cell>
          <table:table-cell table:style-name="Кесте2.b4" office:value-type="string">
            <text:p text:style-name="P37">іі</text:p>
          </table:table-cell>
          <table:table-cell table:style-name="Кесте2.c4" office:value-type="string">
            <text:p text:style-name="P37">ыы</text:p>
          </table:table-cell>
          <table:table-cell table:style-name="Кесте2.d4" office:value-type="string">
            <text:p text:style-name="P37">хы</text:p>
          </table:table-cell>
        </table:table-row>
        <table:table-row>
          <table:table-cell table:style-name="Кесте2.A5" office:value-type="string">
            <text:p text:style-name="P47"/>
          </table:table-cell>
          <table:table-cell table:style-name="Кесте2.B5" office:value-type="string">
            <text:p text:style-name="P43"/>
          </table:table-cell>
          <table:table-cell table:style-name="Кесте2.C5" office:value-type="string">
            <text:p text:style-name="P43"/>
          </table:table-cell>
          <table:table-cell table:style-name="Кесте2.D5" office:value-type="string">
            <text:p text:style-name="P43"/>
          </table:table-cell>
          <table:table-cell table:style-name="Кесте2.E5" office:value-type="string">
            <text:p text:style-name="P43"/>
          </table:table-cell>
          <table:table-cell table:style-name="Кесте2.F5" office:value-type="string">
            <text:p text:style-name="P43"/>
          </table:table-cell>
          <table:table-cell table:style-name="Кесте2.G5" office:value-type="string">
            <text:p text:style-name="P43"/>
          </table:table-cell>
          <table:table-cell table:style-name="Кесте2.H5" office:value-type="string">
            <text:p text:style-name="P43"/>
          </table:table-cell>
          <table:table-cell table:style-name="Кесте2.I5" office:value-type="string">
            <text:p text:style-name="P43"/>
          </table:table-cell>
          <table:table-cell table:style-name="Кесте2.J5" office:value-type="string">
            <text:p text:style-name="P43"/>
          </table:table-cell>
          <table:table-cell table:style-name="Кесте2.K5" office:value-type="string">
            <text:p text:style-name="P43"/>
          </table:table-cell>
          <table:table-cell table:style-name="Кесте2.L5" office:value-type="string">
            <text:p text:style-name="P43"/>
          </table:table-cell>
          <table:table-cell table:style-name="Кесте2.M5" office:value-type="string">
            <text:p text:style-name="P43"/>
          </table:table-cell>
          <table:table-cell table:style-name="Кесте2.N5" office:value-type="string">
            <text:p text:style-name="P43"/>
          </table:table-cell>
          <table:table-cell table:style-name="Кесте2.O5" office:value-type="string">
            <text:p text:style-name="P43"/>
          </table:table-cell>
          <table:table-cell table:style-name="Кесте2.P5" table:number-columns-spanned="15" office:value-type="string">
            <text:p text:style-name="P43"/>
            <text:p text:style-name="P43"/>
            <text:p text:style-name="P22"/>
            <text:p text:style-name="P15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6"><text:span text:style-name="T3">S</text:span>erýkjan <text:span text:style-name="T3">K</text:span>өkebai</text:p>
            <text:p text:style-name="P31">sk-joba@outlook.com</text:p>
            <text:p text:style-name="P32">https://qalpan.github.io/Korme/өner-býlým-sport</text:p>
            <text:p text:style-name="P26">https://www.calameo.com/accounts/61044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4"/></text:p>
      <text:p text:style-name="P12"><text:span text:style-name="T4">2</text:span>-5</text:p>
      <text:p text:style-name="P58"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able:table table:name="Кесте3" table:style-name="Кесте3">
        <table:table-column table:style-name="Кесте3.A"/>
        <table:table-column table:style-name="Кесте3.B" table:number-columns-repeated="2"/>
        <table:table-column table:style-name="Кесте3.D"/>
        <table:table-column table:style-name="Кесте3.B"/>
        <table:table-column table:style-name="Кесте3.F"/>
        <table:table-column table:style-name="Кесте3.G"/>
        <table:table-column table:style-name="Кесте3.B"/>
        <table:table-column table:style-name="Кесте3.F"/>
        <table:table-column table:style-name="Кесте3.B"/>
        <table:table-column table:style-name="Кесте3.D"/>
        <table:table-column table:style-name="Кесте3.F"/>
        <table:table-column table:style-name="Кесте3.M"/>
        <table:table-column table:style-name="Кесте3.N"/>
        <table:table-column table:style-name="Кесте3.F"/>
        <table:table-column table:style-name="Кесте3.B"/>
        <table:table-column table:style-name="Кесте3.Q"/>
        <table:table-column table:style-name="Кесте3.R"/>
        <table:table-column table:style-name="Кесте3.B"/>
        <table:table-column table:style-name="Кесте3.F"/>
        <table:table-column table:style-name="Кесте3.D"/>
        <table:table-column table:style-name="Кесте3.V"/>
        <table:table-column table:style-name="Кесте3.W"/>
        <table:table-column table:style-name="Кесте3.D"/>
        <table:table-column table:style-name="Кесте3.B"/>
        <table:table-column table:style-name="Кесте3.F"/>
        <table:table-column table:style-name="Кесте3.G"/>
        <table:table-column table:style-name="Кесте3.B"/>
        <table:table-column table:style-name="Кесте3.F"/>
        <table:table-column table:style-name="Кесте3.d"/>
        <table:table-row>
          <table:table-cell table:style-name="Кесте3.A1" table:number-columns-spanned="30" office:value-type="string">
            <text:p text:style-name="P20">Latin characters - Kazakh alphabet</text:p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Кесте3.A1" office:value-type="string">
            <text:p text:style-name="P42"><text:span text:style-name="T11">l</text:span>atin</text:p>
          </table:table-cell>
          <table:table-cell table:style-name="Кесте3.A1" office:value-type="string">
            <text:p text:style-name="P50">әӘ</text:p>
          </table:table-cell>
          <table:table-cell table:style-name="Кесте3.A1" office:value-type="string">
            <text:p text:style-name="P50">aA</text:p>
          </table:table-cell>
          <table:table-cell table:style-name="Кесте3.A1" office:value-type="string">
            <text:p text:style-name="P50">өӨ</text:p>
          </table:table-cell>
          <table:table-cell table:style-name="Кесте3.A1" office:value-type="string">
            <text:p text:style-name="P50">oO</text:p>
          </table:table-cell>
          <table:table-cell table:style-name="Кесте3.A1" office:value-type="string">
            <text:p text:style-name="P50">iI</text:p>
          </table:table-cell>
          <table:table-cell table:style-name="Кесте3.A1" office:value-type="string">
            <text:p text:style-name="P50">bB</text:p>
          </table:table-cell>
          <table:table-cell table:style-name="Кесте3.A1" office:value-type="string">
            <text:p text:style-name="P50">eE</text:p>
          </table:table-cell>
          <table:table-cell table:style-name="Кесте3.A1" office:value-type="string">
            <text:p text:style-name="P53">ḡḠ</text:p>
          </table:table-cell>
          <table:table-cell table:style-name="Кесте3.A1" office:value-type="string">
            <text:p text:style-name="P50">gG</text:p>
          </table:table-cell>
          <table:table-cell table:style-name="Кесте3.A1" office:value-type="string">
            <text:p text:style-name="P50">dD</text:p>
          </table:table-cell>
          <table:table-cell table:style-name="Кесте3.A1" office:value-type="string">
            <text:p text:style-name="P50">zZ</text:p>
          </table:table-cell>
          <table:table-cell table:style-name="Кесте3.A1" office:value-type="string">
            <text:p text:style-name="P50">jJ</text:p>
          </table:table-cell>
          <table:table-cell table:style-name="Кесте3.A1" office:value-type="string">
            <text:p text:style-name="P53">ⱪⱩ</text:p>
          </table:table-cell>
          <table:table-cell table:style-name="Кесте3.A1" office:value-type="string">
            <text:p text:style-name="P50">kK</text:p>
          </table:table-cell>
          <table:table-cell table:style-name="Кесте3.A1" office:value-type="string">
            <text:p text:style-name="P50">lL</text:p>
          </table:table-cell>
          <table:table-cell table:style-name="Кесте3.A1" office:value-type="string">
            <text:p text:style-name="P50">mM</text:p>
          </table:table-cell>
          <table:table-cell table:style-name="Кесте3.A1" office:value-type="string">
            <text:p text:style-name="P56">ꞑꞐ</text:p>
          </table:table-cell>
          <table:table-cell table:style-name="Кесте3.A1" office:value-type="string">
            <text:p text:style-name="P50">nN</text:p>
          </table:table-cell>
          <table:table-cell table:style-name="Кесте3.A1" office:value-type="string">
            <text:p text:style-name="P50">pP</text:p>
          </table:table-cell>
          <table:table-cell table:style-name="Кесте3.A1" office:value-type="string">
            <text:p text:style-name="P50">rR</text:p>
          </table:table-cell>
          <table:table-cell table:style-name="Кесте3.A1" office:value-type="string">
            <text:p text:style-name="P53">śŚ</text:p>
          </table:table-cell>
          <table:table-cell table:style-name="Кесте3.A1" office:value-type="string">
            <text:p text:style-name="P50">sS</text:p>
          </table:table-cell>
          <table:table-cell table:style-name="Кесте3.A1" office:value-type="string">
            <text:p text:style-name="P50">tT</text:p>
          </table:table-cell>
          <table:table-cell table:style-name="Кесте3.A1" office:value-type="string">
            <text:p text:style-name="P53">ůŮ</text:p>
          </table:table-cell>
          <table:table-cell table:style-name="Кесте3.A1" office:value-type="string">
            <text:p text:style-name="P53">ūŪ</text:p>
          </table:table-cell>
          <table:table-cell table:style-name="Кесте3.A1" office:value-type="string">
            <text:p text:style-name="P50">uU</text:p>
          </table:table-cell>
          <table:table-cell table:style-name="Кесте3.A1" office:value-type="string">
            <text:p text:style-name="P53">ýÝ</text:p>
          </table:table-cell>
          <table:table-cell table:style-name="Кесте3.A1" office:value-type="string">
            <text:p text:style-name="P50">yY</text:p>
          </table:table-cell>
          <table:table-cell table:style-name="Кесте3.A1" office:value-type="string">
            <text:p text:style-name="P50">xX</text:p>
          </table:table-cell>
        </table:table-row>
        <table:table-row>
          <table:table-cell table:style-name="Кесте3.A1" office:value-type="string">
            <text:p text:style-name="P42"><text:span text:style-name="T11">с</text:span>yril</text:p>
          </table:table-cell>
          <table:table-cell table:style-name="Кесте3.A1" office:value-type="string">
            <text:p text:style-name="P50">әӘ</text:p>
          </table:table-cell>
          <table:table-cell table:style-name="Кесте3.A1" office:value-type="string">
            <text:p text:style-name="P50">аА</text:p>
          </table:table-cell>
          <table:table-cell table:style-name="Кесте3.A1" office:value-type="string">
            <text:p text:style-name="P50">өӨ</text:p>
          </table:table-cell>
          <table:table-cell table:style-name="Кесте3.A1" office:value-type="string">
            <text:p text:style-name="P50">оО</text:p>
          </table:table-cell>
          <table:table-cell table:style-name="Кесте3.A1" office:value-type="string">
            <text:p text:style-name="P50">иИ</text:p>
          </table:table-cell>
          <table:table-cell table:style-name="Кесте3.A1" office:value-type="string">
            <text:p text:style-name="P50">бБ</text:p>
          </table:table-cell>
          <table:table-cell table:style-name="Кесте3.A1" office:value-type="string">
            <text:p text:style-name="P50">еЕ</text:p>
          </table:table-cell>
          <table:table-cell table:style-name="Кесте3.A1" office:value-type="string">
            <text:p text:style-name="P50">ғҒ</text:p>
          </table:table-cell>
          <table:table-cell table:style-name="Кесте3.A1" office:value-type="string">
            <text:p text:style-name="P50">гГ</text:p>
          </table:table-cell>
          <table:table-cell table:style-name="Кесте3.A1" office:value-type="string">
            <text:p text:style-name="P50">дД</text:p>
          </table:table-cell>
          <table:table-cell table:style-name="Кесте3.A1" office:value-type="string">
            <text:p text:style-name="P50">зЗ</text:p>
          </table:table-cell>
          <table:table-cell table:style-name="Кесте3.A1" office:value-type="string">
            <text:p text:style-name="P50">жЖ</text:p>
          </table:table-cell>
          <table:table-cell table:style-name="Кесте3.A1" office:value-type="string">
            <text:p text:style-name="P50">қҚ</text:p>
          </table:table-cell>
          <table:table-cell table:style-name="Кесте3.A1" office:value-type="string">
            <text:p text:style-name="P50">кК</text:p>
          </table:table-cell>
          <table:table-cell table:style-name="Кесте3.A1" office:value-type="string">
            <text:p text:style-name="P50">лЛ</text:p>
          </table:table-cell>
          <table:table-cell table:style-name="Кесте3.A1" office:value-type="string">
            <text:p text:style-name="P50">мМ</text:p>
          </table:table-cell>
          <table:table-cell table:style-name="Кесте3.A1" office:value-type="string">
            <text:p text:style-name="P50">ңҢ</text:p>
          </table:table-cell>
          <table:table-cell table:style-name="Кесте3.A1" office:value-type="string">
            <text:p text:style-name="P50">нН</text:p>
          </table:table-cell>
          <table:table-cell table:style-name="Кесте3.A1" office:value-type="string">
            <text:p text:style-name="P50">пП</text:p>
          </table:table-cell>
          <table:table-cell table:style-name="Кесте3.A1" office:value-type="string">
            <text:p text:style-name="P50">рР</text:p>
          </table:table-cell>
          <table:table-cell table:style-name="Кесте3.A1" office:value-type="string">
            <text:p text:style-name="P50">шШ</text:p>
          </table:table-cell>
          <table:table-cell table:style-name="Кесте3.A1" office:value-type="string">
            <text:p text:style-name="P50">сС</text:p>
          </table:table-cell>
          <table:table-cell table:style-name="Кесте3.A1" office:value-type="string">
            <text:p text:style-name="P50">тТ</text:p>
          </table:table-cell>
          <table:table-cell table:style-name="Кесте3.A1" office:value-type="string">
            <text:p text:style-name="P50">үҮ</text:p>
          </table:table-cell>
          <table:table-cell table:style-name="Кесте3.A1" office:value-type="string">
            <text:p text:style-name="P50">ұҰ</text:p>
          </table:table-cell>
          <table:table-cell table:style-name="Кесте3.A1" office:value-type="string">
            <text:p text:style-name="P50">уУ</text:p>
          </table:table-cell>
          <table:table-cell table:style-name="Кесте3.A1" office:value-type="string">
            <text:p text:style-name="P50">іІ</text:p>
          </table:table-cell>
          <table:table-cell table:style-name="Кесте3.A1" office:value-type="string">
            <text:p text:style-name="P50">ыЫ</text:p>
          </table:table-cell>
          <table:table-cell table:style-name="Кесте3.A1" office:value-type="string">
            <text:p text:style-name="P50">хХ</text:p>
          </table:table-cell>
        </table:table-row>
        <table:table-row>
          <table:table-cell table:style-name="Кесте3.A4" office:value-type="string">
            <text:p text:style-name="P47"/>
          </table:table-cell>
          <table:table-cell table:style-name="Кесте3.B4" office:value-type="string">
            <text:p text:style-name="P37">әә</text:p>
          </table:table-cell>
          <table:table-cell table:style-name="Кесте3.C4" office:value-type="string">
            <text:p text:style-name="P37">аа</text:p>
          </table:table-cell>
          <table:table-cell table:style-name="Кесте3.D4" office:value-type="string">
            <text:p text:style-name="P37">өө</text:p>
          </table:table-cell>
          <table:table-cell table:style-name="Кесте3.E4" office:value-type="string">
            <text:p text:style-name="P37">оо</text:p>
          </table:table-cell>
          <table:table-cell table:style-name="Кесте3.F4" office:value-type="string">
            <text:p text:style-name="P37">ии</text:p>
          </table:table-cell>
          <table:table-cell table:style-name="Кесте3.G4" office:value-type="string">
            <text:p text:style-name="P37">бы</text:p>
          </table:table-cell>
          <table:table-cell table:style-name="Кесте3.H4" office:value-type="string">
            <text:p text:style-name="P37">ее</text:p>
          </table:table-cell>
          <table:table-cell table:style-name="Кесте3.I4" office:value-type="string">
            <text:p text:style-name="P37">ғы</text:p>
          </table:table-cell>
          <table:table-cell table:style-name="Кесте3.J4" office:value-type="string">
            <text:p text:style-name="P37">гы</text:p>
          </table:table-cell>
          <table:table-cell table:style-name="Кесте3.K4" office:value-type="string">
            <text:p text:style-name="P37">ды</text:p>
          </table:table-cell>
          <table:table-cell table:style-name="Кесте3.L4" office:value-type="string">
            <text:p text:style-name="P37">зы</text:p>
          </table:table-cell>
          <table:table-cell table:style-name="Кесте3.M4" office:value-type="string">
            <text:p text:style-name="P37">жы</text:p>
          </table:table-cell>
          <table:table-cell table:style-name="Кесте3.N4" office:value-type="string">
            <text:p text:style-name="P37">қы</text:p>
          </table:table-cell>
          <table:table-cell table:style-name="Кесте3.O4" office:value-type="string">
            <text:p text:style-name="P37">кы</text:p>
          </table:table-cell>
          <table:table-cell table:style-name="Кесте3.P4" office:value-type="string">
            <text:p text:style-name="P37">лы</text:p>
          </table:table-cell>
          <table:table-cell table:style-name="Кесте3.Q4" office:value-type="string">
            <text:p text:style-name="P37">мы</text:p>
          </table:table-cell>
          <table:table-cell table:style-name="Кесте3.R4" office:value-type="string">
            <text:p text:style-name="P37">ың</text:p>
          </table:table-cell>
          <table:table-cell table:style-name="Кесте3.S4" office:value-type="string">
            <text:p text:style-name="P37">ны</text:p>
          </table:table-cell>
          <table:table-cell table:style-name="Кесте3.T4" office:value-type="string">
            <text:p text:style-name="P37">пы</text:p>
          </table:table-cell>
          <table:table-cell table:style-name="Кесте3.U4" office:value-type="string">
            <text:p text:style-name="P37">ры</text:p>
          </table:table-cell>
          <table:table-cell table:style-name="Кесте3.V4" office:value-type="string">
            <text:p text:style-name="P37">шы</text:p>
          </table:table-cell>
          <table:table-cell table:style-name="Кесте3.W4" office:value-type="string">
            <text:p text:style-name="P37">сы</text:p>
          </table:table-cell>
          <table:table-cell table:style-name="Кесте3.X4" office:value-type="string">
            <text:p text:style-name="P37">ты</text:p>
          </table:table-cell>
          <table:table-cell table:style-name="Кесте3.Y4" office:value-type="string">
            <text:p text:style-name="P37">үі</text:p>
          </table:table-cell>
          <table:table-cell table:style-name="Кесте3.Z4" office:value-type="string">
            <text:p text:style-name="P37">ұы</text:p>
          </table:table-cell>
          <table:table-cell table:style-name="Кесте3.a4" office:value-type="string">
            <text:p text:style-name="P37">уу</text:p>
          </table:table-cell>
          <table:table-cell table:style-name="Кесте3.b4" office:value-type="string">
            <text:p text:style-name="P37">іі</text:p>
          </table:table-cell>
          <table:table-cell table:style-name="Кесте3.c4" office:value-type="string">
            <text:p text:style-name="P37">ыы</text:p>
          </table:table-cell>
          <table:table-cell table:style-name="Кесте3.d4" office:value-type="string">
            <text:p text:style-name="P37">хы</text:p>
          </table:table-cell>
        </table:table-row>
        <table:table-row>
          <table:table-cell table:style-name="Кесте3.A5" office:value-type="string">
            <text:p text:style-name="P47"/>
          </table:table-cell>
          <table:table-cell table:style-name="Кесте3.B5" office:value-type="string">
            <text:p text:style-name="P43"/>
          </table:table-cell>
          <table:table-cell table:style-name="Кесте3.C5" office:value-type="string">
            <text:p text:style-name="P43"/>
          </table:table-cell>
          <table:table-cell table:style-name="Кесте3.D5" office:value-type="string">
            <text:p text:style-name="P43"/>
          </table:table-cell>
          <table:table-cell table:style-name="Кесте3.E5" office:value-type="string">
            <text:p text:style-name="P43"/>
          </table:table-cell>
          <table:table-cell table:style-name="Кесте3.F5" office:value-type="string">
            <text:p text:style-name="P43"/>
          </table:table-cell>
          <table:table-cell table:style-name="Кесте3.G5" office:value-type="string">
            <text:p text:style-name="P43"/>
          </table:table-cell>
          <table:table-cell table:style-name="Кесте3.H5" office:value-type="string">
            <text:p text:style-name="P43"/>
          </table:table-cell>
          <table:table-cell table:style-name="Кесте3.I5" office:value-type="string">
            <text:p text:style-name="P43"/>
          </table:table-cell>
          <table:table-cell table:style-name="Кесте3.J5" office:value-type="string">
            <text:p text:style-name="P43"/>
          </table:table-cell>
          <table:table-cell table:style-name="Кесте3.K5" office:value-type="string">
            <text:p text:style-name="P43"/>
          </table:table-cell>
          <table:table-cell table:style-name="Кесте3.L5" office:value-type="string">
            <text:p text:style-name="P43"/>
          </table:table-cell>
          <table:table-cell table:style-name="Кесте3.M5" office:value-type="string">
            <text:p text:style-name="P43"/>
          </table:table-cell>
          <table:table-cell table:style-name="Кесте3.N5" office:value-type="string">
            <text:p text:style-name="P43"/>
          </table:table-cell>
          <table:table-cell table:style-name="Кесте3.O5" office:value-type="string">
            <text:p text:style-name="P43"/>
          </table:table-cell>
          <table:table-cell table:style-name="Кесте3.P5" table:number-columns-spanned="15" office:value-type="string">
            <text:p text:style-name="P43"/>
            <text:p text:style-name="P43"/>
            <text:p text:style-name="P22"/>
            <text:p text:style-name="P15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35">Serikzhan Kokebay</text:p>
            <text:p text:style-name="P31">sk-joba@outlook.com</text:p>
            <text:p text:style-name="P32">https://qalpan.github.io/Korme/өner-býlým-sport</text:p>
            <text:p text:style-name="P26">https://www.calameo.com/accounts/61044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4"/></text:p>
      <text:p text:style-name="P12"><text:span text:style-name="T4">3</text:span>-5</text:p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able:table table:name="Кесте4" table:style-name="Кесте4">
        <table:table-column table:style-name="Кесте4.A"/>
        <table:table-column table:style-name="Кесте4.B"/>
        <table:table-column table:style-name="Кесте4.C"/>
        <table:table-column table:style-name="Кесте4.D"/>
        <table:table-column table:style-name="Кесте4.C"/>
        <table:table-column table:style-name="Кесте4.F"/>
        <table:table-column table:style-name="Кесте4.G"/>
        <table:table-column table:style-name="Кесте4.C"/>
        <table:table-column table:style-name="Кесте4.F"/>
        <table:table-column table:style-name="Кесте4.C"/>
        <table:table-column table:style-name="Кесте4.D"/>
        <table:table-column table:style-name="Кесте4.F"/>
        <table:table-column table:style-name="Кесте4.M"/>
        <table:table-column table:style-name="Кесте4.N"/>
        <table:table-column table:style-name="Кесте4.F"/>
        <table:table-column table:style-name="Кесте4.C"/>
        <table:table-column table:style-name="Кесте4.Q"/>
        <table:table-column table:style-name="Кесте4.R"/>
        <table:table-column table:style-name="Кесте4.C"/>
        <table:table-column table:style-name="Кесте4.F"/>
        <table:table-column table:style-name="Кесте4.D"/>
        <table:table-column table:style-name="Кесте4.V"/>
        <table:table-column table:style-name="Кесте4.W"/>
        <table:table-column table:style-name="Кесте4.D"/>
        <table:table-column table:style-name="Кесте4.C"/>
        <table:table-column table:style-name="Кесте4.F"/>
        <table:table-column table:style-name="Кесте4.G"/>
        <table:table-column table:style-name="Кесте4.C"/>
        <table:table-column table:style-name="Кесте4.F"/>
        <table:table-column table:style-name="Кесте4.d"/>
        <table:table-row>
          <table:table-cell table:style-name="Кесте4.A1" table:number-columns-spanned="30" office:value-type="string">
            <text:p text:style-name="P19">カザフ語のアルファベットとラテン文字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Кесте4.A1" office:value-type="string">
            <text:p text:style-name="P41">ラテン</text:p>
          </table:table-cell>
          <table:table-cell table:style-name="Кесте4.A1" office:value-type="string">
            <text:p text:style-name="P51">әӘ</text:p>
          </table:table-cell>
          <table:table-cell table:style-name="Кесте4.A1" office:value-type="string">
            <text:p text:style-name="P51">aA</text:p>
          </table:table-cell>
          <table:table-cell table:style-name="Кесте4.A1" office:value-type="string">
            <text:p text:style-name="P51">өӨ</text:p>
          </table:table-cell>
          <table:table-cell table:style-name="Кесте4.A1" office:value-type="string">
            <text:p text:style-name="P51">oO</text:p>
          </table:table-cell>
          <table:table-cell table:style-name="Кесте4.A1" office:value-type="string">
            <text:p text:style-name="P51">iI</text:p>
          </table:table-cell>
          <table:table-cell table:style-name="Кесте4.A1" office:value-type="string">
            <text:p text:style-name="P51">bB</text:p>
          </table:table-cell>
          <table:table-cell table:style-name="Кесте4.A1" office:value-type="string">
            <text:p text:style-name="P51">eE</text:p>
          </table:table-cell>
          <table:table-cell table:style-name="Кесте4.A1" office:value-type="string">
            <text:p text:style-name="P54">ḡḠ</text:p>
          </table:table-cell>
          <table:table-cell table:style-name="Кесте4.A1" office:value-type="string">
            <text:p text:style-name="P51">gG</text:p>
          </table:table-cell>
          <table:table-cell table:style-name="Кесте4.A1" office:value-type="string">
            <text:p text:style-name="P51">dD</text:p>
          </table:table-cell>
          <table:table-cell table:style-name="Кесте4.A1" office:value-type="string">
            <text:p text:style-name="P51">zZ</text:p>
          </table:table-cell>
          <table:table-cell table:style-name="Кесте4.A1" office:value-type="string">
            <text:p text:style-name="P51">jJ</text:p>
          </table:table-cell>
          <table:table-cell table:style-name="Кесте4.A1" office:value-type="string">
            <text:p text:style-name="P54">ⱪⱩ</text:p>
          </table:table-cell>
          <table:table-cell table:style-name="Кесте4.A1" office:value-type="string">
            <text:p text:style-name="P51">kK</text:p>
          </table:table-cell>
          <table:table-cell table:style-name="Кесте4.A1" office:value-type="string">
            <text:p text:style-name="P51">lL</text:p>
          </table:table-cell>
          <table:table-cell table:style-name="Кесте4.A1" office:value-type="string">
            <text:p text:style-name="P51">mM</text:p>
          </table:table-cell>
          <table:table-cell table:style-name="Кесте4.A1" office:value-type="string">
            <text:p text:style-name="P57">ꞑꞐ</text:p>
          </table:table-cell>
          <table:table-cell table:style-name="Кесте4.A1" office:value-type="string">
            <text:p text:style-name="P51">nN</text:p>
          </table:table-cell>
          <table:table-cell table:style-name="Кесте4.A1" office:value-type="string">
            <text:p text:style-name="P51">pP</text:p>
          </table:table-cell>
          <table:table-cell table:style-name="Кесте4.A1" office:value-type="string">
            <text:p text:style-name="P51">rR</text:p>
          </table:table-cell>
          <table:table-cell table:style-name="Кесте4.A1" office:value-type="string">
            <text:p text:style-name="P54">śŚ</text:p>
          </table:table-cell>
          <table:table-cell table:style-name="Кесте4.A1" office:value-type="string">
            <text:p text:style-name="P51">sS</text:p>
          </table:table-cell>
          <table:table-cell table:style-name="Кесте4.A1" office:value-type="string">
            <text:p text:style-name="P51">tT</text:p>
          </table:table-cell>
          <table:table-cell table:style-name="Кесте4.A1" office:value-type="string">
            <text:p text:style-name="P54">ůŮ</text:p>
          </table:table-cell>
          <table:table-cell table:style-name="Кесте4.A1" office:value-type="string">
            <text:p text:style-name="P54">ūŪ</text:p>
          </table:table-cell>
          <table:table-cell table:style-name="Кесте4.A1" office:value-type="string">
            <text:p text:style-name="P51">uU</text:p>
          </table:table-cell>
          <table:table-cell table:style-name="Кесте4.A1" office:value-type="string">
            <text:p text:style-name="P54">ýÝ</text:p>
          </table:table-cell>
          <table:table-cell table:style-name="Кесте4.A1" office:value-type="string">
            <text:p text:style-name="P51">yY</text:p>
          </table:table-cell>
          <table:table-cell table:style-name="Кесте4.A1" office:value-type="string">
            <text:p text:style-name="P51">xX</text:p>
          </table:table-cell>
        </table:table-row>
        <table:table-row>
          <table:table-cell table:style-name="Кесте4.A1" office:value-type="string">
            <text:p text:style-name="P41">シリル</text:p>
          </table:table-cell>
          <table:table-cell table:style-name="Кесте4.A1" office:value-type="string">
            <text:p text:style-name="P51">әӘ</text:p>
          </table:table-cell>
          <table:table-cell table:style-name="Кесте4.A1" office:value-type="string">
            <text:p text:style-name="P51">аА</text:p>
          </table:table-cell>
          <table:table-cell table:style-name="Кесте4.A1" office:value-type="string">
            <text:p text:style-name="P51">өӨ</text:p>
          </table:table-cell>
          <table:table-cell table:style-name="Кесте4.A1" office:value-type="string">
            <text:p text:style-name="P51">оО</text:p>
          </table:table-cell>
          <table:table-cell table:style-name="Кесте4.A1" office:value-type="string">
            <text:p text:style-name="P51">иИ</text:p>
          </table:table-cell>
          <table:table-cell table:style-name="Кесте4.A1" office:value-type="string">
            <text:p text:style-name="P51">бБ</text:p>
          </table:table-cell>
          <table:table-cell table:style-name="Кесте4.A1" office:value-type="string">
            <text:p text:style-name="P51">еЕ</text:p>
          </table:table-cell>
          <table:table-cell table:style-name="Кесте4.A1" office:value-type="string">
            <text:p text:style-name="P51">ғҒ</text:p>
          </table:table-cell>
          <table:table-cell table:style-name="Кесте4.A1" office:value-type="string">
            <text:p text:style-name="P51">гГ</text:p>
          </table:table-cell>
          <table:table-cell table:style-name="Кесте4.A1" office:value-type="string">
            <text:p text:style-name="P51">дД</text:p>
          </table:table-cell>
          <table:table-cell table:style-name="Кесте4.A1" office:value-type="string">
            <text:p text:style-name="P51">зЗ</text:p>
          </table:table-cell>
          <table:table-cell table:style-name="Кесте4.A1" office:value-type="string">
            <text:p text:style-name="P51">жЖ</text:p>
          </table:table-cell>
          <table:table-cell table:style-name="Кесте4.A1" office:value-type="string">
            <text:p text:style-name="P51">қҚ</text:p>
          </table:table-cell>
          <table:table-cell table:style-name="Кесте4.A1" office:value-type="string">
            <text:p text:style-name="P51">кК</text:p>
          </table:table-cell>
          <table:table-cell table:style-name="Кесте4.A1" office:value-type="string">
            <text:p text:style-name="P51">лЛ</text:p>
          </table:table-cell>
          <table:table-cell table:style-name="Кесте4.A1" office:value-type="string">
            <text:p text:style-name="P51">мМ</text:p>
          </table:table-cell>
          <table:table-cell table:style-name="Кесте4.A1" office:value-type="string">
            <text:p text:style-name="P51">ңҢ</text:p>
          </table:table-cell>
          <table:table-cell table:style-name="Кесте4.A1" office:value-type="string">
            <text:p text:style-name="P51">нН</text:p>
          </table:table-cell>
          <table:table-cell table:style-name="Кесте4.A1" office:value-type="string">
            <text:p text:style-name="P51">пП</text:p>
          </table:table-cell>
          <table:table-cell table:style-name="Кесте4.A1" office:value-type="string">
            <text:p text:style-name="P51">рР</text:p>
          </table:table-cell>
          <table:table-cell table:style-name="Кесте4.A1" office:value-type="string">
            <text:p text:style-name="P51">шШ</text:p>
          </table:table-cell>
          <table:table-cell table:style-name="Кесте4.A1" office:value-type="string">
            <text:p text:style-name="P51">сС</text:p>
          </table:table-cell>
          <table:table-cell table:style-name="Кесте4.A1" office:value-type="string">
            <text:p text:style-name="P51">тТ</text:p>
          </table:table-cell>
          <table:table-cell table:style-name="Кесте4.A1" office:value-type="string">
            <text:p text:style-name="P51">үҮ</text:p>
          </table:table-cell>
          <table:table-cell table:style-name="Кесте4.A1" office:value-type="string">
            <text:p text:style-name="P51">ұҰ</text:p>
          </table:table-cell>
          <table:table-cell table:style-name="Кесте4.A1" office:value-type="string">
            <text:p text:style-name="P51">уУ</text:p>
          </table:table-cell>
          <table:table-cell table:style-name="Кесте4.A1" office:value-type="string">
            <text:p text:style-name="P51">іІ</text:p>
          </table:table-cell>
          <table:table-cell table:style-name="Кесте4.A1" office:value-type="string">
            <text:p text:style-name="P51">ыЫ</text:p>
          </table:table-cell>
          <table:table-cell table:style-name="Кесте4.A1" office:value-type="string">
            <text:p text:style-name="P51">хХ</text:p>
          </table:table-cell>
        </table:table-row>
        <table:table-row>
          <table:table-cell table:style-name="Кесте4.A4" office:value-type="string">
            <text:p text:style-name="P48"/>
          </table:table-cell>
          <table:table-cell table:style-name="Кесте4.B4" office:value-type="string">
            <text:p text:style-name="P38">әә</text:p>
          </table:table-cell>
          <table:table-cell table:style-name="Кесте4.C4" office:value-type="string">
            <text:p text:style-name="P38">аа</text:p>
          </table:table-cell>
          <table:table-cell table:style-name="Кесте4.D4" office:value-type="string">
            <text:p text:style-name="P38">өө</text:p>
          </table:table-cell>
          <table:table-cell table:style-name="Кесте4.E4" office:value-type="string">
            <text:p text:style-name="P38">оо</text:p>
          </table:table-cell>
          <table:table-cell table:style-name="Кесте4.F4" office:value-type="string">
            <text:p text:style-name="P38">ии</text:p>
          </table:table-cell>
          <table:table-cell table:style-name="Кесте4.G4" office:value-type="string">
            <text:p text:style-name="P38">бы</text:p>
          </table:table-cell>
          <table:table-cell table:style-name="Кесте4.H4" office:value-type="string">
            <text:p text:style-name="P38">ее</text:p>
          </table:table-cell>
          <table:table-cell table:style-name="Кесте4.I4" office:value-type="string">
            <text:p text:style-name="P38">ғы</text:p>
          </table:table-cell>
          <table:table-cell table:style-name="Кесте4.J4" office:value-type="string">
            <text:p text:style-name="P38">гы</text:p>
          </table:table-cell>
          <table:table-cell table:style-name="Кесте4.K4" office:value-type="string">
            <text:p text:style-name="P38">ды</text:p>
          </table:table-cell>
          <table:table-cell table:style-name="Кесте4.L4" office:value-type="string">
            <text:p text:style-name="P38">зы</text:p>
          </table:table-cell>
          <table:table-cell table:style-name="Кесте4.M4" office:value-type="string">
            <text:p text:style-name="P38">жы</text:p>
          </table:table-cell>
          <table:table-cell table:style-name="Кесте4.N4" office:value-type="string">
            <text:p text:style-name="P38">қы</text:p>
          </table:table-cell>
          <table:table-cell table:style-name="Кесте4.O4" office:value-type="string">
            <text:p text:style-name="P38">кы</text:p>
          </table:table-cell>
          <table:table-cell table:style-name="Кесте4.P4" office:value-type="string">
            <text:p text:style-name="P38">лы</text:p>
          </table:table-cell>
          <table:table-cell table:style-name="Кесте4.Q4" office:value-type="string">
            <text:p text:style-name="P38">мы</text:p>
          </table:table-cell>
          <table:table-cell table:style-name="Кесте4.R4" office:value-type="string">
            <text:p text:style-name="P38">ың</text:p>
          </table:table-cell>
          <table:table-cell table:style-name="Кесте4.S4" office:value-type="string">
            <text:p text:style-name="P38">ны</text:p>
          </table:table-cell>
          <table:table-cell table:style-name="Кесте4.T4" office:value-type="string">
            <text:p text:style-name="P38">пы</text:p>
          </table:table-cell>
          <table:table-cell table:style-name="Кесте4.U4" office:value-type="string">
            <text:p text:style-name="P38">ры</text:p>
          </table:table-cell>
          <table:table-cell table:style-name="Кесте4.V4" office:value-type="string">
            <text:p text:style-name="P38">шы</text:p>
          </table:table-cell>
          <table:table-cell table:style-name="Кесте4.W4" office:value-type="string">
            <text:p text:style-name="P38">сы</text:p>
          </table:table-cell>
          <table:table-cell table:style-name="Кесте4.X4" office:value-type="string">
            <text:p text:style-name="P38">ты</text:p>
          </table:table-cell>
          <table:table-cell table:style-name="Кесте4.Y4" office:value-type="string">
            <text:p text:style-name="P38">үі</text:p>
          </table:table-cell>
          <table:table-cell table:style-name="Кесте4.Z4" office:value-type="string">
            <text:p text:style-name="P38">ұы</text:p>
          </table:table-cell>
          <table:table-cell table:style-name="Кесте4.a4" office:value-type="string">
            <text:p text:style-name="P38">уу</text:p>
          </table:table-cell>
          <table:table-cell table:style-name="Кесте4.b4" office:value-type="string">
            <text:p text:style-name="P38">іі</text:p>
          </table:table-cell>
          <table:table-cell table:style-name="Кесте4.c4" office:value-type="string">
            <text:p text:style-name="P38">ыы</text:p>
          </table:table-cell>
          <table:table-cell table:style-name="Кесте4.d4" office:value-type="string">
            <text:p text:style-name="P38">хы</text:p>
          </table:table-cell>
        </table:table-row>
        <table:table-row>
          <table:table-cell table:style-name="Кесте4.A5" office:value-type="string">
            <text:p text:style-name="P48"/>
          </table:table-cell>
          <table:table-cell table:style-name="Кесте4.B5" office:value-type="string">
            <text:p text:style-name="P44"/>
          </table:table-cell>
          <table:table-cell table:style-name="Кесте4.C5" office:value-type="string">
            <text:p text:style-name="P44"/>
          </table:table-cell>
          <table:table-cell table:style-name="Кесте4.D5" office:value-type="string">
            <text:p text:style-name="P44"/>
          </table:table-cell>
          <table:table-cell table:style-name="Кесте4.E5" office:value-type="string">
            <text:p text:style-name="P44"/>
          </table:table-cell>
          <table:table-cell table:style-name="Кесте4.F5" office:value-type="string">
            <text:p text:style-name="P44"/>
          </table:table-cell>
          <table:table-cell table:style-name="Кесте4.G5" office:value-type="string">
            <text:p text:style-name="P44"/>
          </table:table-cell>
          <table:table-cell table:style-name="Кесте4.H5" office:value-type="string">
            <text:p text:style-name="P44"/>
          </table:table-cell>
          <table:table-cell table:style-name="Кесте4.I5" office:value-type="string">
            <text:p text:style-name="P44"/>
          </table:table-cell>
          <table:table-cell table:style-name="Кесте4.J5" office:value-type="string">
            <text:p text:style-name="P44"/>
          </table:table-cell>
          <table:table-cell table:style-name="Кесте4.K5" office:value-type="string">
            <text:p text:style-name="P44"/>
          </table:table-cell>
          <table:table-cell table:style-name="Кесте4.L5" office:value-type="string">
            <text:p text:style-name="P44"/>
          </table:table-cell>
          <table:table-cell table:style-name="Кесте4.M5" office:value-type="string">
            <text:p text:style-name="P44"/>
          </table:table-cell>
          <table:table-cell table:style-name="Кесте4.N5" office:value-type="string">
            <text:p text:style-name="P44"/>
          </table:table-cell>
          <table:table-cell table:style-name="Кесте4.O5" office:value-type="string">
            <text:p text:style-name="P44"/>
          </table:table-cell>
          <table:table-cell table:style-name="Кесте4.P5" table:number-columns-spanned="15" office:value-type="string">
            <text:p text:style-name="P44"/>
            <text:p text:style-name="P44"/>
            <text:p text:style-name="P23"/>
            <text:p text:style-name="P16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30">セリクザン・コケベイ</text:p>
            <text:p text:style-name="P33">sk-joba@outlook.com</text:p>
            <text:p text:style-name="P34">https://qalpan.github.io/Korme/өner-býlým-sport</text:p>
            <text:p text:style-name="P27">https://www.calameo.com/accounts/61044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span text:style-name="T4"/></text:p>
      <text:p text:style-name="P13"><text:span text:style-name="T5">4</text:span>-5әліпбіи</text:p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able:table table:name="Кесте5" table:style-name="Кесте5">
        <table:table-column table:style-name="Кесте5.A"/>
        <table:table-column table:style-name="Кесте5.B"/>
        <table:table-column table:style-name="Кесте5.C"/>
        <table:table-column table:style-name="Кесте5.D"/>
        <table:table-column table:style-name="Кесте5.C"/>
        <table:table-column table:style-name="Кесте5.F"/>
        <table:table-column table:style-name="Кесте5.G"/>
        <table:table-column table:style-name="Кесте5.C"/>
        <table:table-column table:style-name="Кесте5.F"/>
        <table:table-column table:style-name="Кесте5.C"/>
        <table:table-column table:style-name="Кесте5.D"/>
        <table:table-column table:style-name="Кесте5.F"/>
        <table:table-column table:style-name="Кесте5.M"/>
        <table:table-column table:style-name="Кесте5.N"/>
        <table:table-column table:style-name="Кесте5.F"/>
        <table:table-column table:style-name="Кесте5.C"/>
        <table:table-column table:style-name="Кесте5.Q"/>
        <table:table-column table:style-name="Кесте5.R"/>
        <table:table-column table:style-name="Кесте5.C"/>
        <table:table-column table:style-name="Кесте5.F"/>
        <table:table-column table:style-name="Кесте5.D"/>
        <table:table-column table:style-name="Кесте5.V"/>
        <table:table-column table:style-name="Кесте5.W"/>
        <table:table-column table:style-name="Кесте5.D"/>
        <table:table-column table:style-name="Кесте5.C"/>
        <table:table-column table:style-name="Кесте5.F"/>
        <table:table-column table:style-name="Кесте5.G"/>
        <table:table-column table:style-name="Кесте5.C"/>
        <table:table-column table:style-name="Кесте5.F"/>
        <table:table-column table:style-name="Кесте5.d"/>
        <table:table-row>
          <table:table-cell table:style-name="Кесте5.A1" table:number-columns-spanned="30" office:value-type="string">
            <text:p text:style-name="P18">الأبجدية الكازاخستانية بأحرف لاتينية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Кесте5.A1" office:value-type="string">
            <text:p text:style-name="P40">اللاتينية</text:p>
          </table:table-cell>
          <table:table-cell table:style-name="Кесте5.A1" office:value-type="string">
            <text:p text:style-name="P51">әӘ</text:p>
          </table:table-cell>
          <table:table-cell table:style-name="Кесте5.A1" office:value-type="string">
            <text:p text:style-name="P51">aA</text:p>
          </table:table-cell>
          <table:table-cell table:style-name="Кесте5.A1" office:value-type="string">
            <text:p text:style-name="P51">өӨ</text:p>
          </table:table-cell>
          <table:table-cell table:style-name="Кесте5.A1" office:value-type="string">
            <text:p text:style-name="P51">oO</text:p>
          </table:table-cell>
          <table:table-cell table:style-name="Кесте5.A1" office:value-type="string">
            <text:p text:style-name="P51">iI</text:p>
          </table:table-cell>
          <table:table-cell table:style-name="Кесте5.A1" office:value-type="string">
            <text:p text:style-name="P51">bB</text:p>
          </table:table-cell>
          <table:table-cell table:style-name="Кесте5.A1" office:value-type="string">
            <text:p text:style-name="P51">eE</text:p>
          </table:table-cell>
          <table:table-cell table:style-name="Кесте5.A1" office:value-type="string">
            <text:p text:style-name="P54">ḡḠ</text:p>
          </table:table-cell>
          <table:table-cell table:style-name="Кесте5.A1" office:value-type="string">
            <text:p text:style-name="P51">gG</text:p>
          </table:table-cell>
          <table:table-cell table:style-name="Кесте5.A1" office:value-type="string">
            <text:p text:style-name="P51">dD</text:p>
          </table:table-cell>
          <table:table-cell table:style-name="Кесте5.A1" office:value-type="string">
            <text:p text:style-name="P51">zZ</text:p>
          </table:table-cell>
          <table:table-cell table:style-name="Кесте5.A1" office:value-type="string">
            <text:p text:style-name="P51">jJ</text:p>
          </table:table-cell>
          <table:table-cell table:style-name="Кесте5.A1" office:value-type="string">
            <text:p text:style-name="P54">ⱪⱩ</text:p>
          </table:table-cell>
          <table:table-cell table:style-name="Кесте5.A1" office:value-type="string">
            <text:p text:style-name="P51">kK</text:p>
          </table:table-cell>
          <table:table-cell table:style-name="Кесте5.A1" office:value-type="string">
            <text:p text:style-name="P51">lL</text:p>
          </table:table-cell>
          <table:table-cell table:style-name="Кесте5.A1" office:value-type="string">
            <text:p text:style-name="P51">mM</text:p>
          </table:table-cell>
          <table:table-cell table:style-name="Кесте5.A1" office:value-type="string">
            <text:p text:style-name="P57">ꞑꞐ</text:p>
          </table:table-cell>
          <table:table-cell table:style-name="Кесте5.A1" office:value-type="string">
            <text:p text:style-name="P51">nN</text:p>
          </table:table-cell>
          <table:table-cell table:style-name="Кесте5.A1" office:value-type="string">
            <text:p text:style-name="P51">pP</text:p>
          </table:table-cell>
          <table:table-cell table:style-name="Кесте5.A1" office:value-type="string">
            <text:p text:style-name="P51">rR</text:p>
          </table:table-cell>
          <table:table-cell table:style-name="Кесте5.A1" office:value-type="string">
            <text:p text:style-name="P54">śŚ</text:p>
          </table:table-cell>
          <table:table-cell table:style-name="Кесте5.A1" office:value-type="string">
            <text:p text:style-name="P51">sS</text:p>
          </table:table-cell>
          <table:table-cell table:style-name="Кесте5.A1" office:value-type="string">
            <text:p text:style-name="P51">tT</text:p>
          </table:table-cell>
          <table:table-cell table:style-name="Кесте5.A1" office:value-type="string">
            <text:p text:style-name="P54">ůŮ</text:p>
          </table:table-cell>
          <table:table-cell table:style-name="Кесте5.A1" office:value-type="string">
            <text:p text:style-name="P54">ūŪ</text:p>
          </table:table-cell>
          <table:table-cell table:style-name="Кесте5.A1" office:value-type="string">
            <text:p text:style-name="P51">uU</text:p>
          </table:table-cell>
          <table:table-cell table:style-name="Кесте5.A1" office:value-type="string">
            <text:p text:style-name="P54">ýÝ</text:p>
          </table:table-cell>
          <table:table-cell table:style-name="Кесте5.A1" office:value-type="string">
            <text:p text:style-name="P51">yY</text:p>
          </table:table-cell>
          <table:table-cell table:style-name="Кесте5.A1" office:value-type="string">
            <text:p text:style-name="P51">xX</text:p>
          </table:table-cell>
        </table:table-row>
        <table:table-row>
          <table:table-cell table:style-name="Кесте5.A1" office:value-type="string">
            <text:p text:style-name="P40">سيريل</text:p>
          </table:table-cell>
          <table:table-cell table:style-name="Кесте5.A1" office:value-type="string">
            <text:p text:style-name="P51">әӘ</text:p>
          </table:table-cell>
          <table:table-cell table:style-name="Кесте5.A1" office:value-type="string">
            <text:p text:style-name="P51">аА</text:p>
          </table:table-cell>
          <table:table-cell table:style-name="Кесте5.A1" office:value-type="string">
            <text:p text:style-name="P51">өӨ</text:p>
          </table:table-cell>
          <table:table-cell table:style-name="Кесте5.A1" office:value-type="string">
            <text:p text:style-name="P51">оО</text:p>
          </table:table-cell>
          <table:table-cell table:style-name="Кесте5.A1" office:value-type="string">
            <text:p text:style-name="P51">иИ</text:p>
          </table:table-cell>
          <table:table-cell table:style-name="Кесте5.A1" office:value-type="string">
            <text:p text:style-name="P51">бБ</text:p>
          </table:table-cell>
          <table:table-cell table:style-name="Кесте5.A1" office:value-type="string">
            <text:p text:style-name="P51">еЕ</text:p>
          </table:table-cell>
          <table:table-cell table:style-name="Кесте5.A1" office:value-type="string">
            <text:p text:style-name="P51">ғҒ</text:p>
          </table:table-cell>
          <table:table-cell table:style-name="Кесте5.A1" office:value-type="string">
            <text:p text:style-name="P51">гГ</text:p>
          </table:table-cell>
          <table:table-cell table:style-name="Кесте5.A1" office:value-type="string">
            <text:p text:style-name="P51">дД</text:p>
          </table:table-cell>
          <table:table-cell table:style-name="Кесте5.A1" office:value-type="string">
            <text:p text:style-name="P51">зЗ</text:p>
          </table:table-cell>
          <table:table-cell table:style-name="Кесте5.A1" office:value-type="string">
            <text:p text:style-name="P51">жЖ</text:p>
          </table:table-cell>
          <table:table-cell table:style-name="Кесте5.A1" office:value-type="string">
            <text:p text:style-name="P51">қҚ</text:p>
          </table:table-cell>
          <table:table-cell table:style-name="Кесте5.A1" office:value-type="string">
            <text:p text:style-name="P51">кК</text:p>
          </table:table-cell>
          <table:table-cell table:style-name="Кесте5.A1" office:value-type="string">
            <text:p text:style-name="P51">лЛ</text:p>
          </table:table-cell>
          <table:table-cell table:style-name="Кесте5.A1" office:value-type="string">
            <text:p text:style-name="P51">мМ</text:p>
          </table:table-cell>
          <table:table-cell table:style-name="Кесте5.A1" office:value-type="string">
            <text:p text:style-name="P51">ңҢ</text:p>
          </table:table-cell>
          <table:table-cell table:style-name="Кесте5.A1" office:value-type="string">
            <text:p text:style-name="P51">нН</text:p>
          </table:table-cell>
          <table:table-cell table:style-name="Кесте5.A1" office:value-type="string">
            <text:p text:style-name="P51">пП</text:p>
          </table:table-cell>
          <table:table-cell table:style-name="Кесте5.A1" office:value-type="string">
            <text:p text:style-name="P51">рР</text:p>
          </table:table-cell>
          <table:table-cell table:style-name="Кесте5.A1" office:value-type="string">
            <text:p text:style-name="P51">шШ</text:p>
          </table:table-cell>
          <table:table-cell table:style-name="Кесте5.A1" office:value-type="string">
            <text:p text:style-name="P51">сС</text:p>
          </table:table-cell>
          <table:table-cell table:style-name="Кесте5.A1" office:value-type="string">
            <text:p text:style-name="P51">тТ</text:p>
          </table:table-cell>
          <table:table-cell table:style-name="Кесте5.A1" office:value-type="string">
            <text:p text:style-name="P51">үҮ</text:p>
          </table:table-cell>
          <table:table-cell table:style-name="Кесте5.A1" office:value-type="string">
            <text:p text:style-name="P51">ұҰ</text:p>
          </table:table-cell>
          <table:table-cell table:style-name="Кесте5.A1" office:value-type="string">
            <text:p text:style-name="P51">уУ</text:p>
          </table:table-cell>
          <table:table-cell table:style-name="Кесте5.A1" office:value-type="string">
            <text:p text:style-name="P51">іІ</text:p>
          </table:table-cell>
          <table:table-cell table:style-name="Кесте5.A1" office:value-type="string">
            <text:p text:style-name="P51">ыЫ</text:p>
          </table:table-cell>
          <table:table-cell table:style-name="Кесте5.A1" office:value-type="string">
            <text:p text:style-name="P51">хХ</text:p>
          </table:table-cell>
        </table:table-row>
        <table:table-row>
          <table:table-cell table:style-name="Кесте5.A4" office:value-type="string">
            <text:p text:style-name="P48"/>
          </table:table-cell>
          <table:table-cell table:style-name="Кесте5.B4" office:value-type="string">
            <text:p text:style-name="P38">әә</text:p>
          </table:table-cell>
          <table:table-cell table:style-name="Кесте5.C4" office:value-type="string">
            <text:p text:style-name="P38">аа</text:p>
          </table:table-cell>
          <table:table-cell table:style-name="Кесте5.D4" office:value-type="string">
            <text:p text:style-name="P38">өө</text:p>
          </table:table-cell>
          <table:table-cell table:style-name="Кесте5.E4" office:value-type="string">
            <text:p text:style-name="P38">оо</text:p>
          </table:table-cell>
          <table:table-cell table:style-name="Кесте5.F4" office:value-type="string">
            <text:p text:style-name="P38">ии</text:p>
          </table:table-cell>
          <table:table-cell table:style-name="Кесте5.G4" office:value-type="string">
            <text:p text:style-name="P38">бы</text:p>
          </table:table-cell>
          <table:table-cell table:style-name="Кесте5.H4" office:value-type="string">
            <text:p text:style-name="P38">ее</text:p>
          </table:table-cell>
          <table:table-cell table:style-name="Кесте5.I4" office:value-type="string">
            <text:p text:style-name="P38">ғы</text:p>
          </table:table-cell>
          <table:table-cell table:style-name="Кесте5.J4" office:value-type="string">
            <text:p text:style-name="P38">гы</text:p>
          </table:table-cell>
          <table:table-cell table:style-name="Кесте5.K4" office:value-type="string">
            <text:p text:style-name="P38">ды</text:p>
          </table:table-cell>
          <table:table-cell table:style-name="Кесте5.L4" office:value-type="string">
            <text:p text:style-name="P38">зы</text:p>
          </table:table-cell>
          <table:table-cell table:style-name="Кесте5.M4" office:value-type="string">
            <text:p text:style-name="P38">жы</text:p>
          </table:table-cell>
          <table:table-cell table:style-name="Кесте5.N4" office:value-type="string">
            <text:p text:style-name="P38">қы</text:p>
          </table:table-cell>
          <table:table-cell table:style-name="Кесте5.O4" office:value-type="string">
            <text:p text:style-name="P38">кы</text:p>
          </table:table-cell>
          <table:table-cell table:style-name="Кесте5.P4" office:value-type="string">
            <text:p text:style-name="P38">лы</text:p>
          </table:table-cell>
          <table:table-cell table:style-name="Кесте5.Q4" office:value-type="string">
            <text:p text:style-name="P38">мы</text:p>
          </table:table-cell>
          <table:table-cell table:style-name="Кесте5.R4" office:value-type="string">
            <text:p text:style-name="P38">ың</text:p>
          </table:table-cell>
          <table:table-cell table:style-name="Кесте5.S4" office:value-type="string">
            <text:p text:style-name="P38">ны</text:p>
          </table:table-cell>
          <table:table-cell table:style-name="Кесте5.T4" office:value-type="string">
            <text:p text:style-name="P38">пы</text:p>
          </table:table-cell>
          <table:table-cell table:style-name="Кесте5.U4" office:value-type="string">
            <text:p text:style-name="P38">ры</text:p>
          </table:table-cell>
          <table:table-cell table:style-name="Кесте5.V4" office:value-type="string">
            <text:p text:style-name="P38">шы</text:p>
          </table:table-cell>
          <table:table-cell table:style-name="Кесте5.W4" office:value-type="string">
            <text:p text:style-name="P38">сы</text:p>
          </table:table-cell>
          <table:table-cell table:style-name="Кесте5.X4" office:value-type="string">
            <text:p text:style-name="P38">ты</text:p>
          </table:table-cell>
          <table:table-cell table:style-name="Кесте5.Y4" office:value-type="string">
            <text:p text:style-name="P38">үі</text:p>
          </table:table-cell>
          <table:table-cell table:style-name="Кесте5.Z4" office:value-type="string">
            <text:p text:style-name="P38">ұы</text:p>
          </table:table-cell>
          <table:table-cell table:style-name="Кесте5.a4" office:value-type="string">
            <text:p text:style-name="P38">уу</text:p>
          </table:table-cell>
          <table:table-cell table:style-name="Кесте5.b4" office:value-type="string">
            <text:p text:style-name="P38">іі</text:p>
          </table:table-cell>
          <table:table-cell table:style-name="Кесте5.c4" office:value-type="string">
            <text:p text:style-name="P38">ыы</text:p>
          </table:table-cell>
          <table:table-cell table:style-name="Кесте5.d4" office:value-type="string">
            <text:p text:style-name="P38">хы</text:p>
          </table:table-cell>
        </table:table-row>
        <table:table-row>
          <table:table-cell table:style-name="Кесте5.A5" office:value-type="string">
            <text:p text:style-name="P48"/>
          </table:table-cell>
          <table:table-cell table:style-name="Кесте5.B5" office:value-type="string">
            <text:p text:style-name="P44"/>
          </table:table-cell>
          <table:table-cell table:style-name="Кесте5.C5" office:value-type="string">
            <text:p text:style-name="P44"/>
          </table:table-cell>
          <table:table-cell table:style-name="Кесте5.D5" office:value-type="string">
            <text:p text:style-name="P44"/>
          </table:table-cell>
          <table:table-cell table:style-name="Кесте5.E5" office:value-type="string">
            <text:p text:style-name="P44"/>
          </table:table-cell>
          <table:table-cell table:style-name="Кесте5.F5" office:value-type="string">
            <text:p text:style-name="P44"/>
          </table:table-cell>
          <table:table-cell table:style-name="Кесте5.G5" office:value-type="string">
            <text:p text:style-name="P44"/>
          </table:table-cell>
          <table:table-cell table:style-name="Кесте5.H5" office:value-type="string">
            <text:p text:style-name="P44"/>
          </table:table-cell>
          <table:table-cell table:style-name="Кесте5.I5" office:value-type="string">
            <text:p text:style-name="P44"/>
          </table:table-cell>
          <table:table-cell table:style-name="Кесте5.J5" office:value-type="string">
            <text:p text:style-name="P44"/>
          </table:table-cell>
          <table:table-cell table:style-name="Кесте5.K5" office:value-type="string">
            <text:p text:style-name="P44"/>
          </table:table-cell>
          <table:table-cell table:style-name="Кесте5.L5" office:value-type="string">
            <text:p text:style-name="P44"/>
          </table:table-cell>
          <table:table-cell table:style-name="Кесте5.M5" office:value-type="string">
            <text:p text:style-name="P44"/>
          </table:table-cell>
          <table:table-cell table:style-name="Кесте5.N5" office:value-type="string">
            <text:p text:style-name="P44"/>
          </table:table-cell>
          <table:table-cell table:style-name="Кесте5.O5" office:value-type="string">
            <text:p text:style-name="P44"/>
          </table:table-cell>
          <table:table-cell table:style-name="Кесте5.P5" table:number-columns-spanned="15" office:value-type="string">
            <text:p text:style-name="P44"/>
            <text:p text:style-name="P44"/>
            <text:p text:style-name="P23"/>
            <text:p text:style-name="P16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8">سيريكجان كوكيباي</text:p>
            <text:p text:style-name="P33">sk-joba@outlook.com</text:p>
            <text:p text:style-name="P34">https://qalpan.github.io/Korme/өner-býlým-sport</text:p>
            <text:p text:style-name="P27">https://www.calameo.com/accounts/61044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span text:style-name="T4"/></text:p>
      <text:p text:style-name="P13"><text:span text:style-name="T12">1</text:span>-<text:span text:style-name="T4">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Print" svg:font-family="'Segoe Prin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kk" fo:country="K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kk" fo:country="K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4.1cm" fo:page-height="59.401cm" style:num-format="1" style:print-orientation="landscape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22:38:56.540371584</meta:creation-date>
    <dc:date>2023-12-10T22:11:01.962671035</dc:date>
    <meta:editing-duration>PT1H16M1S</meta:editing-duration>
    <meta:editing-cycles>15</meta:editing-cycles>
    <meta:generator>LibreOffice/7.3.7.2$Linux_X86_64 LibreOffice_project/30$Build-2</meta:generator>
    <meta:document-statistic meta:table-count="5" meta:image-count="0" meta:object-count="0" meta:page-count="5" meta:paragraph-count="475" meta:word-count="523" meta:character-count="1693" meta:non-whitespace-character-count="1674"/>
  </office:meta>
</office:document-meta>
</file>